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4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97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2" office:value-type="string">
            <text:p>perm_read</text:p>
          </table:table-cell>
          <table:table-cell table:style-name="ce12" office:value-type="string">
            <text:p>perm_write</text:p>
          </table:table-cell>
          <table:table-cell table:style-name="ce12" office:value-type="string">
            <text:p>perm_create</text:p>
          </table:table-cell>
          <table:table-cell table:style-name="ce12" office:value-type="string">
            <text:p>perm_unlink</text:p>
          </table:table-cell>
          <table:table-cell table:style-name="ce94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1" office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style-name="ce18" office:value-type="float" office:value="1">
            <text:p>1</text:p>
          </table:table-cell>
          <table:table-cell table:number-columns-repeated="3" table:style-name="ce9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recording_tag_kemas_manager">
            <text:p>access_kemas_recording_tag_kemas_manager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manager</text:p>
          </table:table-cell>
          <table:table-cell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recording_series_kemas_manager">
            <text:p>access_kemas_recording_series_kemas_manager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2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web_site_kemas_manager">
            <text:p>access_kemas_web_site_kemas_manager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collaborator_web_site_kemas_manager">
            <text:p>access_kemas_collaborator_web_site_kemas_manager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4];&quot;.&quot;;&quot;_&quot;); &quot;_&quot; ;RIGHT([.D44];LEN([.D44])-FIND(&quot;_&quot;;[.D44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1" table:formula="of:=CONCATENATE(LEFT([.B44];FIND(&quot;.&quot;;[.B44])); &quot;model_&quot;;  SUBSTITUTE([.B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5];&quot;.&quot;;&quot;_&quot;); &quot;_&quot; ;RIGHT([.D45];LEN([.D45])-FIND(&quot;_&quot;;[.D45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1" table:formula="of:=CONCATENATE(LEFT([.B45];FIND(&quot;.&quot;;[.B45])); &quot;model_&quot;;  SUBSTITUTE([.B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6];&quot;.&quot;;&quot;_&quot;); &quot;_&quot; ;RIGHT([.D46];LEN([.D46])-FIND(&quot;_&quot;;[.D46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1" table:formula="of:=CONCATENATE(LEFT([.B46];FIND(&quot;.&quot;;[.B46])); &quot;model_&quot;;  SUBSTITUTE([.B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7];&quot;.&quot;;&quot;_&quot;); &quot;_&quot; ;RIGHT([.D47];LEN([.D47])-FIND(&quot;_&quot;;[.D47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47];FIND(&quot;.&quot;;[.B47])); &quot;model_&quot;;  SUBSTITUTE([.B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2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8];&quot;.&quot;;&quot;_&quot;); &quot;_&quot; ;RIGHT([.D48];LEN([.D48])-FIND(&quot;_&quot;;[.D48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1" table:formula="of:=CONCATENATE(LEFT([.B48];FIND(&quot;.&quot;;[.B48])); &quot;model_&quot;;  SUBSTITUTE([.B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9];&quot;.&quot;;&quot;_&quot;); &quot;_&quot; ;RIGHT([.D49];LEN([.D49])-FIND(&quot;_&quot;;[.D49]))          )" office:value-type="string" office:string-value="access_kemas_team_kemas_manager">
            <text:p>access_kemas_team_kemas_manager</text:p>
          </table:table-cell>
          <table:table-cell table:style-name="ce9" office:value-type="string">
            <text:p>kemas.team</text:p>
          </table:table-cell>
          <table:table-cell table:style-name="ce1" table:formula="of:=CONCATENATE(LEFT([.B49];FIND(&quot;.&quot;;[.B49])); &quot;model_&quot;;  SUBSTITUTE([.B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50];&quot;.&quot;;&quot;_&quot;); &quot;_&quot; ;RIGHT([.D50];LEN([.D50])-FIND(&quot;_&quot;;[.D50]))          )" office:value-type="string" office:string-value="access_kemas_collaborator_logbook_login_kemas_manager">
            <text:p>access_kemas_collaborator_logbook_login_kemas_manager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50];FIND(&quot;.&quot;;[.B50])); &quot;model_&quot;;  SUBSTITUTE([.B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country_kemas_collaborator">
            <text:p>access_base_res_country_kemas_collaborato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country_state_kemas_collaborator">
            <text:p>access_base_res_country_state_kemas_collaborato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partner_kemas_collaborator">
            <text:p>access_base_res_partner_kemas_collaborato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res_company_kemas_collaborator">
            <text:p>access_base_res_company_kemas_collaborato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res_users_kemas_collaborator">
            <text:p>access_base_res_users_kemas_collaborato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7];&quot;.&quot;;&quot;_&quot;); &quot;_&quot; ;RIGHT([.D57];LEN([.D57])-FIND(&quot;_&quot;;[.D57]))          )" office:value-type="string" office:string-value="access_base_ir_sequence_kemas_collaborator">
            <text:p>access_base_ir_sequence_kemas_collaborato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57];FIND(&quot;.&quot;;[.B57])); &quot;model_&quot;;  SUBSTITUTE(RIGHT([.B57];LEN([.B57])-FIND(&quot;.&quot;;[.B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58];&quot;.&quot;;&quot;_&quot;); &quot;_&quot; ;RIGHT([.D58];LEN([.D58])-FIND(&quot;_&quot;;[.D58]))          )" office:value-type="string" office:string-value="access_base_ir_sequence_type_kemas_collaborator">
            <text:p>access_base_ir_sequence_type_kemas_collaborato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58];FIND(&quot;.&quot;;[.B58])); &quot;model_&quot;;  SUBSTITUTE(RIGHT([.B58];LEN([.B58])-FIND(&quot;.&quot;;[.B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school4d_stage_kemas_collaborator">
            <text:p>access_kemas_school4d_stage_kemas_collaborato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recording_tag_kemas_collaborator">
            <text:p>access_kemas_recording_tag_kemas_collaborator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collaborator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recording_series_kemas_collaborator">
            <text:p>access_kemas_recording_series_kemas_collaborator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7];&quot;.&quot;;&quot;_&quot;); &quot;_&quot; ;RIGHT([.D87];LEN([.D87])-FIND(&quot;_&quot;;[.D87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1" table:formula="of:=CONCATENATE(LEFT([.B87];FIND(&quot;.&quot;;[.B87])); &quot;model_&quot;;  SUBSTITUTE([.B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9];&quot;.&quot;;&quot;_&quot;); &quot;_&quot; ;RIGHT([.D89];LEN([.D89])-FIND(&quot;_&quot;;[.D89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1" table:formula="of:=CONCATENATE(LEFT([.B89];FIND(&quot;.&quot;;[.B89])); &quot;model_&quot;;  SUBSTITUTE([.B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0];&quot;.&quot;;&quot;_&quot;); &quot;_&quot; ;RIGHT([.D90];LEN([.D90])-FIND(&quot;_&quot;;[.D90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90];FIND(&quot;.&quot;;[.B90])); &quot;model_&quot;;  SUBSTITUTE([.B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1];&quot;.&quot;;&quot;_&quot;); &quot;_&quot; ;RIGHT([.D91];LEN([.D91])-FIND(&quot;_&quot;;[.D91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1" table:formula="of:=CONCATENATE(LEFT([.B91];FIND(&quot;.&quot;;[.B91])); &quot;model_&quot;;  SUBSTITUTE([.B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2];&quot;.&quot;;&quot;_&quot;); &quot;_&quot; ;RIGHT([.D92];LEN([.D92])-FIND(&quot;_&quot;;[.D92]))          )" office:value-type="string" office:string-value="access_kemas_web_site_kemas_collaborator">
            <text:p>access_kemas_web_site_kemas_collaborator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92];FIND(&quot;.&quot;;[.B92])); &quot;model_&quot;;  SUBSTITUTE([.B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3];&quot;.&quot;;&quot;_&quot;); &quot;_&quot; ;RIGHT([.D93];LEN([.D93])-FIND(&quot;_&quot;;[.D93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93];FIND(&quot;.&quot;;[.B93])); &quot;model_&quot;;  SUBSTITUTE([.B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4];&quot;.&quot;;&quot;_&quot;); &quot;_&quot; ;RIGHT([.D94];LEN([.D94])-FIND(&quot;_&quot;;[.D94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1" table:formula="of:=CONCATENATE(LEFT([.B94];FIND(&quot;.&quot;;[.B94])); &quot;model_&quot;;  SUBSTITUTE([.B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5];&quot;.&quot;;&quot;_&quot;); &quot;_&quot; ;RIGHT([.D95];LEN([.D95])-FIND(&quot;_&quot;;[.D95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1" table:formula="of:=CONCATENATE(LEFT([.B95];FIND(&quot;.&quot;;[.B95])); &quot;model_&quot;;  SUBSTITUTE([.B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6];&quot;.&quot;;&quot;_&quot;); &quot;_&quot; ;RIGHT([.D96];LEN([.D96])-FIND(&quot;_&quot;;[.D96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1" table:formula="of:=CONCATENATE(LEFT([.B96];FIND(&quot;.&quot;;[.B96])); &quot;model_&quot;;  SUBSTITUTE([.B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7];&quot;.&quot;;&quot;_&quot;); &quot;_&quot; ;RIGHT([.D97];LEN([.D97])-FIND(&quot;_&quot;;[.D97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97];FIND(&quot;.&quot;;[.B97])); &quot;model_&quot;;  SUBSTITUTE([.B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8];&quot;.&quot;;&quot;_&quot;); &quot;_&quot; ;RIGHT([.D98];LEN([.D98])-FIND(&quot;_&quot;;[.D98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1" table:formula="of:=CONCATENATE(LEFT([.B98];FIND(&quot;.&quot;;[.B98])); &quot;model_&quot;;  SUBSTITUTE([.B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3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9];&quot;.&quot;;&quot;_&quot;); &quot;_&quot; ;RIGHT([.D99];LEN([.D99])-FIND(&quot;_&quot;;[.D99]))          )" office:value-type="string" office:string-value="access_kemas_team_kemas_collaborator">
            <text:p>access_kemas_team_kemas_collaborator</text:p>
          </table:table-cell>
          <table:table-cell table:style-name="ce9" office:value-type="string">
            <text:p>kemas.team</text:p>
          </table:table-cell>
          <table:table-cell table:style-name="ce1" table:formula="of:=CONCATENATE(LEFT([.B99];FIND(&quot;.&quot;;[.B99])); &quot;model_&quot;;  SUBSTITUTE([.B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00];&quot;.&quot;;&quot;_&quot;); &quot;_&quot; ;RIGHT([.D100];LEN([.D100])-FIND(&quot;_&quot;;[.D100]))          )" office:value-type="string" office:string-value="access_kemas_collaborator_logbook_login_kemas_collaborator">
            <text:p>access_kemas_collaborator_logbook_login_kemas_collaborator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100];FIND(&quot;.&quot;;[.B100])); &quot;model_&quot;;  SUBSTITUTE([.B1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country_kemas_register_attedance">
            <text:p>access_base_res_country_kemas_register_attedance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res_partner_kemas_register_attedance">
            <text:p>access_base_res_partner_kemas_register_attedance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5];&quot;.&quot;;&quot;_&quot;); &quot;_&quot; ;RIGHT([.D105];LEN([.D105])-FIND(&quot;_&quot;;[.D105]))          )" office:value-type="string" office:string-value="access_base_res_company_kemas_register_attedance">
            <text:p>access_base_res_company_kemas_register_attedance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05];FIND(&quot;.&quot;;[.B105])); &quot;model_&quot;;  SUBSTITUTE(RIGHT([.B105];LEN([.B105])-FIND(&quot;.&quot;;[.B10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attedance</text:p>
          </table:table-cell>
          <table:table-cell table:style-name="ce37" office:value-type="float" office:value="1">
            <text:p>1</text:p>
          </table:table-cell>
          <table:table-cell table:number-columns-repeated="3" table:style-name="ce37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6];&quot;.&quot;;&quot;_&quot;); &quot;_&quot; ;RIGHT([.D106];LEN([.D106])-FIND(&quot;_&quot;;[.D106]))          )" office:value-type="string" office:string-value="access_base_res_users_kemas_register_attedance">
            <text:p>access_base_res_users_kemas_register_attedance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06];FIND(&quot;.&quot;;[.B106])); &quot;model_&quot;;  SUBSTITUTE(RIGHT([.B106];LEN([.B106])-FIND(&quot;.&quot;;[.B10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7];&quot;.&quot;;&quot;_&quot;); &quot;_&quot; ;RIGHT([.D107];LEN([.D107])-FIND(&quot;_&quot;;[.D107]))          )" office:value-type="string" office:string-value="access_base_ir_sequence_kemas_register_attedance">
            <text:p>access_base_ir_sequence_kemas_register_attedance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07];FIND(&quot;.&quot;;[.B107])); &quot;model_&quot;;  SUBSTITUTE(RIGHT([.B107];LEN([.B107])-FIND(&quot;.&quot;;[.B10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08];&quot;.&quot;;&quot;_&quot;); &quot;_&quot; ;RIGHT([.D108];LEN([.D108])-FIND(&quot;_&quot;;[.D108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08];FIND(&quot;.&quot;;[.B108])); &quot;model_&quot;;  SUBSTITUTE(RIGHT([.B108];LEN([.B108])-FIND(&quot;.&quot;;[.B10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8];&quot;.&quot;;&quot;_&quot;); &quot;_&quot; ;RIGHT([.D118];LEN([.D118])-FIND(&quot;_&quot;;[.D118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1" table:formula="of:=CONCATENATE(LEFT([.B118];FIND(&quot;.&quot;;[.B118])); &quot;model_&quot;;  SUBSTITUTE([.B1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9];&quot;.&quot;;&quot;_&quot;); &quot;_&quot; ;RIGHT([.D119];LEN([.D119])-FIND(&quot;_&quot;;[.D119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1" table:formula="of:=CONCATENATE(LEFT([.B119];FIND(&quot;.&quot;;[.B119])); &quot;model_&quot;;  SUBSTITUTE([.B1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0];&quot;.&quot;;&quot;_&quot;); &quot;_&quot; ;RIGHT([.D120];LEN([.D120])-FIND(&quot;_&quot;;[.D120]))          )" office:value-type="string" office:string-value="access_kemas_school4d_stage_kemas_register_attedance">
            <text:p>access_kemas_school4d_stage_kemas_register_attedance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20];FIND(&quot;.&quot;;[.B120])); &quot;model_&quot;;  SUBSTITUTE([.B1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1];&quot;.&quot;;&quot;_&quot;); &quot;_&quot; ;RIGHT([.D121];LEN([.D121])-FIND(&quot;_&quot;;[.D121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1" table:formula="of:=CONCATENATE(LEFT([.B121];FIND(&quot;.&quot;;[.B121])); &quot;model_&quot;;  SUBSTITUTE([.B1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122];&quot;.&quot;;&quot;_&quot;); &quot;_&quot; ;RIGHT([.D122];LEN([.D122])-FIND(&quot;_&quot;;[.D122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1" table:formula="of:=CONCATENATE(LEFT([.B122];FIND(&quot;.&quot;;[.B122])); &quot;model_&quot;;  SUBSTITUTE([.B1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123];&quot;.&quot;;&quot;_&quot;); &quot;_&quot; ;RIGHT([.D123];LEN([.D123])-FIND(&quot;_&quot;;[.D123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1" table:formula="of:=CONCATENATE(LEFT([.B123];FIND(&quot;.&quot;;[.B123])); &quot;model_&quot;;  SUBSTITUTE([.B1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4];&quot;.&quot;;&quot;_&quot;); &quot;_&quot; ;RIGHT([.D124];LEN([.D124])-FIND(&quot;_&quot;;[.D124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1" table:formula="of:=CONCATENATE(LEFT([.B124];FIND(&quot;.&quot;;[.B124])); &quot;model_&quot;;  SUBSTITUTE([.B1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5];&quot;.&quot;;&quot;_&quot;); &quot;_&quot; ;RIGHT([.D125];LEN([.D125])-FIND(&quot;_&quot;;[.D125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1" table:formula="of:=CONCATENATE(LEFT([.B125];FIND(&quot;.&quot;;[.B125])); &quot;model_&quot;;  SUBSTITUTE([.B1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6];&quot;.&quot;;&quot;_&quot;); &quot;_&quot; ;RIGHT([.D126];LEN([.D126])-FIND(&quot;_&quot;;[.D12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1" table:formula="of:=CONCATENATE(LEFT([.B126];FIND(&quot;.&quot;;[.B126])); &quot;model_&quot;;  SUBSTITUTE([.B1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4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recording_tag_kemas_register_attedance">
            <text:p>access_kemas_recording_tag_kemas_register_attedance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register_attedance</text:p>
          </table:table-cell>
          <table:table-cell table:number-columns-repeated="4" table:style-name="ce4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0];&quot;.&quot;;&quot;_&quot;); &quot;_&quot; ;RIGHT([.D130];LEN([.D130])-FIND(&quot;_&quot;;[.D130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1" table:formula="of:=CONCATENATE(LEFT([.B130];FIND(&quot;.&quot;;[.B130])); &quot;model_&quot;;  SUBSTITUTE([.B1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1];&quot;.&quot;;&quot;_&quot;); &quot;_&quot; ;RIGHT([.D131];LEN([.D131])-FIND(&quot;_&quot;;[.D131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1" table:formula="of:=CONCATENATE(LEFT([.B131];FIND(&quot;.&quot;;[.B131])); &quot;model_&quot;;  SUBSTITUTE([.B1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2];&quot;.&quot;;&quot;_&quot;); &quot;_&quot; ;RIGHT([.D132];LEN([.D132])-FIND(&quot;_&quot;;[.D132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1" table:formula="of:=CONCATENATE(LEFT([.B132];FIND(&quot;.&quot;;[.B132])); &quot;model_&quot;;  SUBSTITUTE([.B1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3];&quot;.&quot;;&quot;_&quot;); &quot;_&quot; ;RIGHT([.D133];LEN([.D133])-FIND(&quot;_&quot;;[.D133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1" table:formula="of:=CONCATENATE(LEFT([.B133];FIND(&quot;.&quot;;[.B133])); &quot;model_&quot;;  SUBSTITUTE([.B1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4];&quot;.&quot;;&quot;_&quot;); &quot;_&quot; ;RIGHT([.D134];LEN([.D134])-FIND(&quot;_&quot;;[.D134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1" table:formula="of:=CONCATENATE(LEFT([.B134];FIND(&quot;.&quot;;[.B134])); &quot;model_&quot;;  SUBSTITUTE([.B1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5];&quot;.&quot;;&quot;_&quot;); &quot;_&quot; ;RIGHT([.D135];LEN([.D135])-FIND(&quot;_&quot;;[.D135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1" table:formula="of:=CONCATENATE(LEFT([.B135];FIND(&quot;.&quot;;[.B135])); &quot;model_&quot;;  SUBSTITUTE([.B1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6];&quot;.&quot;;&quot;_&quot;); &quot;_&quot; ;RIGHT([.D136];LEN([.D136])-FIND(&quot;_&quot;;[.D136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1" table:formula="of:=CONCATENATE(LEFT([.B136];FIND(&quot;.&quot;;[.B136])); &quot;model_&quot;;  SUBSTITUTE([.B1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7];&quot;.&quot;;&quot;_&quot;); &quot;_&quot; ;RIGHT([.D137];LEN([.D137])-FIND(&quot;_&quot;;[.D137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1" table:formula="of:=CONCATENATE(LEFT([.B137];FIND(&quot;.&quot;;[.B137])); &quot;model_&quot;;  SUBSTITUTE([.B1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8];&quot;.&quot;;&quot;_&quot;); &quot;_&quot; ;RIGHT([.D138];LEN([.D138])-FIND(&quot;_&quot;;[.D138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1" table:formula="of:=CONCATENATE(LEFT([.B138];FIND(&quot;.&quot;;[.B138])); &quot;model_&quot;;  SUBSTITUTE([.B1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9];&quot;.&quot;;&quot;_&quot;); &quot;_&quot; ;RIGHT([.D139];LEN([.D139])-FIND(&quot;_&quot;;[.D139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1" table:formula="of:=CONCATENATE(LEFT([.B139];FIND(&quot;.&quot;;[.B139])); &quot;model_&quot;;  SUBSTITUTE([.B1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0];&quot;.&quot;;&quot;_&quot;); &quot;_&quot; ;RIGHT([.D140];LEN([.D140])-FIND(&quot;_&quot;;[.D140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40];FIND(&quot;.&quot;;[.B140])); &quot;model_&quot;;  SUBSTITUTE([.B1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1];&quot;.&quot;;&quot;_&quot;); &quot;_&quot; ;RIGHT([.D141];LEN([.D141])-FIND(&quot;_&quot;;[.D141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1" table:formula="of:=CONCATENATE(LEFT([.B141];FIND(&quot;.&quot;;[.B141])); &quot;model_&quot;;  SUBSTITUTE([.B1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web_site_kemas_register_attedance">
            <text:p>access_kemas_web_site_kemas_register_attedance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5];&quot;.&quot;;&quot;_&quot;); &quot;_&quot; ;RIGHT([.D145];LEN([.D145])-FIND(&quot;_&quot;;[.D145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1" table:formula="of:=CONCATENATE(LEFT([.B145];FIND(&quot;.&quot;;[.B145])); &quot;model_&quot;;  SUBSTITUTE([.B1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6];&quot;.&quot;;&quot;_&quot;); &quot;_&quot; ;RIGHT([.D146];LEN([.D146])-FIND(&quot;_&quot;;[.D146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1" table:formula="of:=CONCATENATE(LEFT([.B146];FIND(&quot;.&quot;;[.B146])); &quot;model_&quot;;  SUBSTITUTE([.B1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7];&quot;.&quot;;&quot;_&quot;); &quot;_&quot; ;RIGHT([.D147];LEN([.D147])-FIND(&quot;_&quot;;[.D147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47];FIND(&quot;.&quot;;[.B147])); &quot;model_&quot;;  SUBSTITUTE([.B1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4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8];&quot;.&quot;;&quot;_&quot;); &quot;_&quot; ;RIGHT([.D148];LEN([.D148])-FIND(&quot;_&quot;;[.D148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1" table:formula="of:=CONCATENATE(LEFT([.B148];FIND(&quot;.&quot;;[.B148])); &quot;model_&quot;;  SUBSTITUTE([.B1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4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9];&quot;.&quot;;&quot;_&quot;); &quot;_&quot; ;RIGHT([.D149];LEN([.D149])-FIND(&quot;_&quot;;[.D149]))          )" office:value-type="string" office:string-value="access_kemas_team_kemas_register_attedance">
            <text:p>access_kemas_team_kemas_register_attedance</text:p>
          </table:table-cell>
          <table:table-cell table:style-name="ce9" office:value-type="string">
            <text:p>kemas.team</text:p>
          </table:table-cell>
          <table:table-cell table:style-name="ce1" table:formula="of:=CONCATENATE(LEFT([.B149];FIND(&quot;.&quot;;[.B149])); &quot;model_&quot;;  SUBSTITUTE([.B1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50];&quot;.&quot;;&quot;_&quot;); &quot;_&quot; ;RIGHT([.D150];LEN([.D150])-FIND(&quot;_&quot;;[.D150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150];FIND(&quot;.&quot;;[.B150])); &quot;model_&quot;;  SUBSTITUTE([.B1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res_country_kemas_register_consultant">
            <text:p>access_base_res_country_kemas_register_consultant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3];&quot;.&quot;;&quot;_&quot;); &quot;_&quot; ;RIGHT([.D153];LEN([.D153])-FIND(&quot;_&quot;;[.D153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53];FIND(&quot;.&quot;;[.B153])); &quot;model_&quot;;  SUBSTITUTE(RIGHT([.B153];LEN([.B153])-FIND(&quot;.&quot;;[.B1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4];&quot;.&quot;;&quot;_&quot;); &quot;_&quot; ;RIGHT([.D154];LEN([.D154])-FIND(&quot;_&quot;;[.D154]))          )" office:value-type="string" office:string-value="access_base_res_partner_kemas_register_consultant">
            <text:p>access_base_res_partner_kemas_register_consultant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54];FIND(&quot;.&quot;;[.B154])); &quot;model_&quot;;  SUBSTITUTE(RIGHT([.B154];LEN([.B154])-FIND(&quot;.&quot;;[.B1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5];&quot;.&quot;;&quot;_&quot;); &quot;_&quot; ;RIGHT([.D155];LEN([.D155])-FIND(&quot;_&quot;;[.D155]))          )" office:value-type="string" office:string-value="access_base_res_company_kemas_register_consultant">
            <text:p>access_base_res_company_kemas_register_consultant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55];FIND(&quot;.&quot;;[.B155])); &quot;model_&quot;;  SUBSTITUTE(RIGHT([.B155];LEN([.B155])-FIND(&quot;.&quot;;[.B1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consultant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6];&quot;.&quot;;&quot;_&quot;); &quot;_&quot; ;RIGHT([.D156];LEN([.D156])-FIND(&quot;_&quot;;[.D156]))          )" office:value-type="string" office:string-value="access_base_res_users_kemas_register_consultant">
            <text:p>access_base_res_users_kemas_register_consultant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56];FIND(&quot;.&quot;;[.B156])); &quot;model_&quot;;  SUBSTITUTE(RIGHT([.B156];LEN([.B156])-FIND(&quot;.&quot;;[.B1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7];&quot;.&quot;;&quot;_&quot;); &quot;_&quot; ;RIGHT([.D157];LEN([.D157])-FIND(&quot;_&quot;;[.D157]))          )" office:value-type="string" office:string-value="access_base_ir_sequence_kemas_register_consultant">
            <text:p>access_base_ir_sequence_kemas_register_consultant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57];FIND(&quot;.&quot;;[.B157])); &quot;model_&quot;;  SUBSTITUTE(RIGHT([.B157];LEN([.B157])-FIND(&quot;.&quot;;[.B1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158];&quot;.&quot;;&quot;_&quot;); &quot;_&quot; ;RIGHT([.D158];LEN([.D158])-FIND(&quot;_&quot;;[.D158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58];FIND(&quot;.&quot;;[.B158])); &quot;model_&quot;;  SUBSTITUTE(RIGHT([.B158];LEN([.B158])-FIND(&quot;.&quot;;[.B1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160];&quot;.&quot;;&quot;_&quot;); &quot;_&quot; ;RIGHT([.D160];LEN([.D160])-FIND(&quot;_&quot;;[.D160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1" table:formula="of:=CONCATENATE(LEFT([.B160];FIND(&quot;.&quot;;[.B160])); &quot;model_&quot;;  SUBSTITUTE([.B1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1];&quot;.&quot;;&quot;_&quot;); &quot;_&quot; ;RIGHT([.D161];LEN([.D161])-FIND(&quot;_&quot;;[.D161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1" table:formula="of:=CONCATENATE(LEFT([.B161];FIND(&quot;.&quot;;[.B161])); &quot;model_&quot;;  SUBSTITUTE([.B1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2];&quot;.&quot;;&quot;_&quot;); &quot;_&quot; ;RIGHT([.D162];LEN([.D162])-FIND(&quot;_&quot;;[.D162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1" table:formula="of:=CONCATENATE(LEFT([.B162];FIND(&quot;.&quot;;[.B162])); &quot;model_&quot;;  SUBSTITUTE([.B1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3];&quot;.&quot;;&quot;_&quot;); &quot;_&quot; ;RIGHT([.D163];LEN([.D163])-FIND(&quot;_&quot;;[.D163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1" table:formula="of:=CONCATENATE(LEFT([.B163];FIND(&quot;.&quot;;[.B163])); &quot;model_&quot;;  SUBSTITUTE([.B1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4];&quot;.&quot;;&quot;_&quot;); &quot;_&quot; ;RIGHT([.D164];LEN([.D164])-FIND(&quot;_&quot;;[.D164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1" table:formula="of:=CONCATENATE(LEFT([.B164];FIND(&quot;.&quot;;[.B164])); &quot;model_&quot;;  SUBSTITUTE([.B1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5];&quot;.&quot;;&quot;_&quot;); &quot;_&quot; ;RIGHT([.D165];LEN([.D165])-FIND(&quot;_&quot;;[.D165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1" table:formula="of:=CONCATENATE(LEFT([.B165];FIND(&quot;.&quot;;[.B165])); &quot;model_&quot;;  SUBSTITUTE([.B1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6];&quot;.&quot;;&quot;_&quot;); &quot;_&quot; ;RIGHT([.D166];LEN([.D166])-FIND(&quot;_&quot;;[.D166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1" table:formula="of:=CONCATENATE(LEFT([.B166];FIND(&quot;.&quot;;[.B166])); &quot;model_&quot;;  SUBSTITUTE([.B1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7];&quot;.&quot;;&quot;_&quot;); &quot;_&quot; ;RIGHT([.D167];LEN([.D167])-FIND(&quot;_&quot;;[.D167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1" table:formula="of:=CONCATENATE(LEFT([.B167];FIND(&quot;.&quot;;[.B167])); &quot;model_&quot;;  SUBSTITUTE([.B1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8];&quot;.&quot;;&quot;_&quot;); &quot;_&quot; ;RIGHT([.D168];LEN([.D168])-FIND(&quot;_&quot;;[.D168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1" table:formula="of:=CONCATENATE(LEFT([.B168];FIND(&quot;.&quot;;[.B168])); &quot;model_&quot;;  SUBSTITUTE([.B1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9];&quot;.&quot;;&quot;_&quot;); &quot;_&quot; ;RIGHT([.D169];LEN([.D169])-FIND(&quot;_&quot;;[.D169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1" table:formula="of:=CONCATENATE(LEFT([.B169];FIND(&quot;.&quot;;[.B169])); &quot;model_&quot;;  SUBSTITUTE([.B1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0];&quot;.&quot;;&quot;_&quot;); &quot;_&quot; ;RIGHT([.D170];LEN([.D170])-FIND(&quot;_&quot;;[.D170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70];FIND(&quot;.&quot;;[.B170])); &quot;model_&quot;;  SUBSTITUTE([.B1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1];&quot;.&quot;;&quot;_&quot;); &quot;_&quot; ;RIGHT([.D171];LEN([.D171])-FIND(&quot;_&quot;;[.D171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1" table:formula="of:=CONCATENATE(LEFT([.B171];FIND(&quot;.&quot;;[.B171])); &quot;model_&quot;;  SUBSTITUTE([.B1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172];&quot;.&quot;;&quot;_&quot;); &quot;_&quot; ;RIGHT([.D172];LEN([.D172])-FIND(&quot;_&quot;;[.D172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1" table:formula="of:=CONCATENATE(LEFT([.B172];FIND(&quot;.&quot;;[.B172])); &quot;model_&quot;;  SUBSTITUTE([.B1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173];&quot;.&quot;;&quot;_&quot;); &quot;_&quot; ;RIGHT([.D173];LEN([.D173])-FIND(&quot;_&quot;;[.D173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1" table:formula="of:=CONCATENATE(LEFT([.B173];FIND(&quot;.&quot;;[.B173])); &quot;model_&quot;;  SUBSTITUTE([.B1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4];&quot;.&quot;;&quot;_&quot;); &quot;_&quot; ;RIGHT([.D174];LEN([.D174])-FIND(&quot;_&quot;;[.D174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1" table:formula="of:=CONCATENATE(LEFT([.B174];FIND(&quot;.&quot;;[.B174])); &quot;model_&quot;;  SUBSTITUTE([.B1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5];&quot;.&quot;;&quot;_&quot;); &quot;_&quot; ;RIGHT([.D175];LEN([.D175])-FIND(&quot;_&quot;;[.D175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1" table:formula="of:=CONCATENATE(LEFT([.B175];FIND(&quot;.&quot;;[.B175])); &quot;model_&quot;;  SUBSTITUTE([.B1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6];&quot;.&quot;;&quot;_&quot;); &quot;_&quot; ;RIGHT([.D176];LEN([.D176])-FIND(&quot;_&quot;;[.D176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1" table:formula="of:=CONCATENATE(LEFT([.B176];FIND(&quot;.&quot;;[.B176])); &quot;model_&quot;;  SUBSTITUTE([.B1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7];&quot;.&quot;;&quot;_&quot;); &quot;_&quot; ;RIGHT([.D177];LEN([.D177])-FIND(&quot;_&quot;;[.D177]))          )" office:value-type="string" office:string-value="access_kemas_recording_tag_kemas_register_consultant">
            <text:p>access_kemas_recording_tag_kemas_register_consultant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177];FIND(&quot;.&quot;;[.B177])); &quot;model_&quot;;  SUBSTITUTE([.B1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register_consultant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8];&quot;.&quot;;&quot;_&quot;); &quot;_&quot; ;RIGHT([.D178];LEN([.D178])-FIND(&quot;_&quot;;[.D178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1" table:formula="of:=CONCATENATE(LEFT([.B178];FIND(&quot;.&quot;;[.B178])); &quot;model_&quot;;  SUBSTITUTE([.B1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9];&quot;.&quot;;&quot;_&quot;); &quot;_&quot; ;RIGHT([.D179];LEN([.D179])-FIND(&quot;_&quot;;[.D179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179];FIND(&quot;.&quot;;[.B179])); &quot;model_&quot;;  SUBSTITUTE([.B1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0];&quot;.&quot;;&quot;_&quot;); &quot;_&quot; ;RIGHT([.D180];LEN([.D180])-FIND(&quot;_&quot;;[.D180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1" table:formula="of:=CONCATENATE(LEFT([.B180];FIND(&quot;.&quot;;[.B180])); &quot;model_&quot;;  SUBSTITUTE([.B1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1];&quot;.&quot;;&quot;_&quot;); &quot;_&quot; ;RIGHT([.D181];LEN([.D181])-FIND(&quot;_&quot;;[.D181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1" table:formula="of:=CONCATENATE(LEFT([.B181];FIND(&quot;.&quot;;[.B181])); &quot;model_&quot;;  SUBSTITUTE([.B1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2];&quot;.&quot;;&quot;_&quot;); &quot;_&quot; ;RIGHT([.D182];LEN([.D182])-FIND(&quot;_&quot;;[.D182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1" table:formula="of:=CONCATENATE(LEFT([.B182];FIND(&quot;.&quot;;[.B182])); &quot;model_&quot;;  SUBSTITUTE([.B1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3];&quot;.&quot;;&quot;_&quot;); &quot;_&quot; ;RIGHT([.D183];LEN([.D183])-FIND(&quot;_&quot;;[.D183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1" table:formula="of:=CONCATENATE(LEFT([.B183];FIND(&quot;.&quot;;[.B183])); &quot;model_&quot;;  SUBSTITUTE([.B1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4];&quot;.&quot;;&quot;_&quot;); &quot;_&quot; ;RIGHT([.D184];LEN([.D184])-FIND(&quot;_&quot;;[.D184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1" table:formula="of:=CONCATENATE(LEFT([.B184];FIND(&quot;.&quot;;[.B184])); &quot;model_&quot;;  SUBSTITUTE([.B1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5];&quot;.&quot;;&quot;_&quot;); &quot;_&quot; ;RIGHT([.D185];LEN([.D185])-FIND(&quot;_&quot;;[.D185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1" table:formula="of:=CONCATENATE(LEFT([.B185];FIND(&quot;.&quot;;[.B185])); &quot;model_&quot;;  SUBSTITUTE([.B1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6];&quot;.&quot;;&quot;_&quot;); &quot;_&quot; ;RIGHT([.D186];LEN([.D186])-FIND(&quot;_&quot;;[.D186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1" table:formula="of:=CONCATENATE(LEFT([.B186];FIND(&quot;.&quot;;[.B186])); &quot;model_&quot;;  SUBSTITUTE([.B1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7];&quot;.&quot;;&quot;_&quot;); &quot;_&quot; ;RIGHT([.D187];LEN([.D187])-FIND(&quot;_&quot;;[.D187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1" table:formula="of:=CONCATENATE(LEFT([.B187];FIND(&quot;.&quot;;[.B187])); &quot;model_&quot;;  SUBSTITUTE([.B1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8];&quot;.&quot;;&quot;_&quot;); &quot;_&quot; ;RIGHT([.D188];LEN([.D188])-FIND(&quot;_&quot;;[.D188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1" table:formula="of:=CONCATENATE(LEFT([.B188];FIND(&quot;.&quot;;[.B188])); &quot;model_&quot;;  SUBSTITUTE([.B1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9];&quot;.&quot;;&quot;_&quot;); &quot;_&quot; ;RIGHT([.D189];LEN([.D189])-FIND(&quot;_&quot;;[.D189]))          )" office:value-type="string" office:string-value="access_kemas_ministry_kemas_register_consultant">
            <text:p>access_kemas_ministry_kemas_register_consultant</text:p>
          </table:table-cell>
          <table:table-cell office:value-type="string">
            <text:p>kemas.ministry</text:p>
          </table:table-cell>
          <table:table-cell table:style-name="ce1" table:formula="of:=CONCATENATE(LEFT([.B189];FIND(&quot;.&quot;;[.B189])); &quot;model_&quot;;  SUBSTITUTE([.B1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consultant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0];&quot;.&quot;;&quot;_&quot;); &quot;_&quot; ;RIGHT([.D190];LEN([.D190])-FIND(&quot;_&quot;;[.D190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90];FIND(&quot;.&quot;;[.B190])); &quot;model_&quot;;  SUBSTITUTE([.B1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1];&quot;.&quot;;&quot;_&quot;); &quot;_&quot; ;RIGHT([.D191];LEN([.D191])-FIND(&quot;_&quot;;[.D191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1" table:formula="of:=CONCATENATE(LEFT([.B191];FIND(&quot;.&quot;;[.B191])); &quot;model_&quot;;  SUBSTITUTE([.B1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2];&quot;.&quot;;&quot;_&quot;); &quot;_&quot; ;RIGHT([.D192];LEN([.D192])-FIND(&quot;_&quot;;[.D192]))          )" office:value-type="string" office:string-value="access_kemas_web_site_kemas_register_consultant">
            <text:p>access_kemas_web_site_kemas_register_consultant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192];FIND(&quot;.&quot;;[.B192])); &quot;model_&quot;;  SUBSTITUTE([.B1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3];&quot;.&quot;;&quot;_&quot;); &quot;_&quot; ;RIGHT([.D193];LEN([.D193])-FIND(&quot;_&quot;;[.D193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193];FIND(&quot;.&quot;;[.B193])); &quot;model_&quot;;  SUBSTITUTE([.B1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4];&quot;.&quot;;&quot;_&quot;); &quot;_&quot; ;RIGHT([.D194];LEN([.D194])-FIND(&quot;_&quot;;[.D194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1" table:formula="of:=CONCATENATE(LEFT([.B194];FIND(&quot;.&quot;;[.B194])); &quot;model_&quot;;  SUBSTITUTE([.B1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5];&quot;.&quot;;&quot;_&quot;); &quot;_&quot; ;RIGHT([.D195];LEN([.D195])-FIND(&quot;_&quot;;[.D195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1" table:formula="of:=CONCATENATE(LEFT([.B195];FIND(&quot;.&quot;;[.B195])); &quot;model_&quot;;  SUBSTITUTE([.B1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6];&quot;.&quot;;&quot;_&quot;); &quot;_&quot; ;RIGHT([.D196];LEN([.D196])-FIND(&quot;_&quot;;[.D196]))          )" office:value-type="string" office:string-value="access_kemas_specialization_course_kemas_register_consultant">
            <text:p>access_kemas_specialization_course_kemas_register_consultant</text:p>
          </table:table-cell>
          <table:table-cell office:value-type="string">
            <text:p>kemas.specialization.course</text:p>
          </table:table-cell>
          <table:table-cell table:style-name="ce1" table:formula="of:=CONCATENATE(LEFT([.B196];FIND(&quot;.&quot;;[.B196])); &quot;model_&quot;;  SUBSTITUTE([.B1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consultant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7];&quot;.&quot;;&quot;_&quot;); &quot;_&quot; ;RIGHT([.D197];LEN([.D197])-FIND(&quot;_&quot;;[.D197]))          )" office:value-type="string" office:string-value="access_kemas_specialization_course_level_kemas_register_consultant">
            <text:p>access_kemas_specialization_course_level_kemas_register_consultant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97];FIND(&quot;.&quot;;[.B197])); &quot;model_&quot;;  SUBSTITUTE([.B1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consultant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8];&quot;.&quot;;&quot;_&quot;); &quot;_&quot; ;RIGHT([.D198];LEN([.D198])-FIND(&quot;_&quot;;[.D198]))          )" office:value-type="string" office:string-value="access_kemas_specialization_course_line_kemas_register_consultant">
            <text:p>access_kemas_specialization_course_line_kemas_register_consultant</text:p>
          </table:table-cell>
          <table:table-cell office:value-type="string">
            <text:p>kemas.specialization.course.line</text:p>
          </table:table-cell>
          <table:table-cell table:style-name="ce1" table:formula="of:=CONCATENATE(LEFT([.B198];FIND(&quot;.&quot;;[.B198])); &quot;model_&quot;;  SUBSTITUTE([.B1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consultant</text:p>
          </table:table-cell>
          <table:table-cell table:style-name="ce57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9];&quot;.&quot;;&quot;_&quot;); &quot;_&quot; ;RIGHT([.D199];LEN([.D199])-FIND(&quot;_&quot;;[.D199]))          )" office:value-type="string" office:string-value="access_kemas_team_kemas_register_consultant">
            <text:p>access_kemas_team_kemas_register_consultant</text:p>
          </table:table-cell>
          <table:table-cell table:style-name="ce9" office:value-type="string">
            <text:p>kemas.team</text:p>
          </table:table-cell>
          <table:table-cell table:style-name="ce1" table:formula="of:=CONCATENATE(LEFT([.B199];FIND(&quot;.&quot;;[.B199])); &quot;model_&quot;;  SUBSTITUTE([.B1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200];&quot;.&quot;;&quot;_&quot;); &quot;_&quot; ;RIGHT([.D200];LEN([.D200])-FIND(&quot;_&quot;;[.D200]))          )" office:value-type="string" office:string-value="access_kemas_collaborator_logbook_login_kemas_register_consultant">
            <text:p>access_kemas_collaborator_logbook_login_kemas_register_consultant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200];FIND(&quot;.&quot;;[.B200])); &quot;model_&quot;;  SUBSTITUTE([.B2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consultant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country_kemas_admin">
            <text:p>access_base_res_country_kemas_admi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res_country_state_kemas_admin">
            <text:p>access_base_res_country_state_kemas_admi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res_partner_kemas_admin">
            <text:p>access_base_res_partner_kemas_admi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5];&quot;.&quot;;&quot;_&quot;); &quot;_&quot; ;RIGHT([.D205];LEN([.D205])-FIND(&quot;_&quot;;[.D205]))          )" office:value-type="string" office:string-value="access_base_res_company_kemas_admin">
            <text:p>access_base_res_company_kemas_admi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05];FIND(&quot;.&quot;;[.B205])); &quot;model_&quot;;  SUBSTITUTE(RIGHT([.B205];LEN([.B205])-FIND(&quot;.&quot;;[.B20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admin</text:p>
          </table:table-cell>
          <table:table-cell table:number-columns-repeated="4" table:style-name="ce59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6];&quot;.&quot;;&quot;_&quot;); &quot;_&quot; ;RIGHT([.D206];LEN([.D206])-FIND(&quot;_&quot;;[.D206]))          )" office:value-type="string" office:string-value="access_base_res_users_kemas_admin">
            <text:p>access_base_res_users_kemas_admi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06];FIND(&quot;.&quot;;[.B206])); &quot;model_&quot;;  SUBSTITUTE(RIGHT([.B206];LEN([.B206])-FIND(&quot;.&quot;;[.B20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7];&quot;.&quot;;&quot;_&quot;); &quot;_&quot; ;RIGHT([.D207];LEN([.D207])-FIND(&quot;_&quot;;[.D207]))          )" office:value-type="string" office:string-value="access_base_ir_sequence_kemas_admin">
            <text:p>access_base_ir_sequence_kemas_admi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07];FIND(&quot;.&quot;;[.B207])); &quot;model_&quot;;  SUBSTITUTE(RIGHT([.B207];LEN([.B207])-FIND(&quot;.&quot;;[.B20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08];&quot;.&quot;;&quot;_&quot;); &quot;_&quot; ;RIGHT([.D208];LEN([.D208])-FIND(&quot;_&quot;;[.D208]))          )" office:value-type="string" office:string-value="access_base_ir_sequence_type_kemas_admin">
            <text:p>access_base_ir_sequence_type_kemas_admi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08];FIND(&quot;.&quot;;[.B208])); &quot;model_&quot;;  SUBSTITUTE(RIGHT([.B208];LEN([.B208])-FIND(&quot;.&quot;;[.B20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210];&quot;.&quot;;&quot;_&quot;); &quot;_&quot; ;RIGHT([.D210];LEN([.D210])-FIND(&quot;_&quot;;[.D210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1" table:formula="of:=CONCATENATE(LEFT([.B210];FIND(&quot;.&quot;;[.B210])); &quot;model_&quot;;  SUBSTITUTE([.B21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1];&quot;.&quot;;&quot;_&quot;); &quot;_&quot; ;RIGHT([.D211];LEN([.D211])-FIND(&quot;_&quot;;[.D211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1" table:formula="of:=CONCATENATE(LEFT([.B211];FIND(&quot;.&quot;;[.B211])); &quot;model_&quot;;  SUBSTITUTE([.B21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2];&quot;.&quot;;&quot;_&quot;); &quot;_&quot; ;RIGHT([.D212];LEN([.D212])-FIND(&quot;_&quot;;[.D212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1" table:formula="of:=CONCATENATE(LEFT([.B212];FIND(&quot;.&quot;;[.B212])); &quot;model_&quot;;  SUBSTITUTE([.B21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3];&quot;.&quot;;&quot;_&quot;); &quot;_&quot; ;RIGHT([.D213];LEN([.D213])-FIND(&quot;_&quot;;[.D213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1" table:formula="of:=CONCATENATE(LEFT([.B213];FIND(&quot;.&quot;;[.B213])); &quot;model_&quot;;  SUBSTITUTE([.B21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4];&quot;.&quot;;&quot;_&quot;); &quot;_&quot; ;RIGHT([.D214];LEN([.D214])-FIND(&quot;_&quot;;[.D214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1" table:formula="of:=CONCATENATE(LEFT([.B214];FIND(&quot;.&quot;;[.B214])); &quot;model_&quot;;  SUBSTITUTE([.B21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5];&quot;.&quot;;&quot;_&quot;); &quot;_&quot; ;RIGHT([.D215];LEN([.D215])-FIND(&quot;_&quot;;[.D215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1" table:formula="of:=CONCATENATE(LEFT([.B215];FIND(&quot;.&quot;;[.B215])); &quot;model_&quot;;  SUBSTITUTE([.B21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6];&quot;.&quot;;&quot;_&quot;); &quot;_&quot; ;RIGHT([.D216];LEN([.D216])-FIND(&quot;_&quot;;[.D216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1" table:formula="of:=CONCATENATE(LEFT([.B216];FIND(&quot;.&quot;;[.B216])); &quot;model_&quot;;  SUBSTITUTE([.B21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7];&quot;.&quot;;&quot;_&quot;); &quot;_&quot; ;RIGHT([.D217];LEN([.D217])-FIND(&quot;_&quot;;[.D217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1" table:formula="of:=CONCATENATE(LEFT([.B217];FIND(&quot;.&quot;;[.B217])); &quot;model_&quot;;  SUBSTITUTE([.B21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6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8];&quot;.&quot;;&quot;_&quot;); &quot;_&quot; ;RIGHT([.D218];LEN([.D218])-FIND(&quot;_&quot;;[.D218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1" table:formula="of:=CONCATENATE(LEFT([.B218];FIND(&quot;.&quot;;[.B218])); &quot;model_&quot;;  SUBSTITUTE([.B21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6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9];&quot;.&quot;;&quot;_&quot;); &quot;_&quot; ;RIGHT([.D219];LEN([.D219])-FIND(&quot;_&quot;;[.D219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1" table:formula="of:=CONCATENATE(LEFT([.B219];FIND(&quot;.&quot;;[.B219])); &quot;model_&quot;;  SUBSTITUTE([.B21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0];&quot;.&quot;;&quot;_&quot;); &quot;_&quot; ;RIGHT([.D220];LEN([.D220])-FIND(&quot;_&quot;;[.D220]))          )" office:value-type="string" office:string-value="access_kemas_school4d_stage_kemas_admin">
            <text:p>access_kemas_school4d_stage_kemas_admi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20];FIND(&quot;.&quot;;[.B220])); &quot;model_&quot;;  SUBSTITUTE([.B22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1];&quot;.&quot;;&quot;_&quot;); &quot;_&quot; ;RIGHT([.D221];LEN([.D221])-FIND(&quot;_&quot;;[.D221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1" table:formula="of:=CONCATENATE(LEFT([.B221];FIND(&quot;.&quot;;[.B221])); &quot;model_&quot;;  SUBSTITUTE([.B22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22];&quot;.&quot;;&quot;_&quot;); &quot;_&quot; ;RIGHT([.D222];LEN([.D222])-FIND(&quot;_&quot;;[.D222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1" table:formula="of:=CONCATENATE(LEFT([.B222];FIND(&quot;.&quot;;[.B222])); &quot;model_&quot;;  SUBSTITUTE([.B22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23];&quot;.&quot;;&quot;_&quot;); &quot;_&quot; ;RIGHT([.D223];LEN([.D223])-FIND(&quot;_&quot;;[.D223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1" table:formula="of:=CONCATENATE(LEFT([.B223];FIND(&quot;.&quot;;[.B223])); &quot;model_&quot;;  SUBSTITUTE([.B22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4];&quot;.&quot;;&quot;_&quot;); &quot;_&quot; ;RIGHT([.D224];LEN([.D224])-FIND(&quot;_&quot;;[.D224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1" table:formula="of:=CONCATENATE(LEFT([.B224];FIND(&quot;.&quot;;[.B224])); &quot;model_&quot;;  SUBSTITUTE([.B22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5];&quot;.&quot;;&quot;_&quot;); &quot;_&quot; ;RIGHT([.D225];LEN([.D225])-FIND(&quot;_&quot;;[.D225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1" table:formula="of:=CONCATENATE(LEFT([.B225];FIND(&quot;.&quot;;[.B225])); &quot;model_&quot;;  SUBSTITUTE([.B22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6];&quot;.&quot;;&quot;_&quot;); &quot;_&quot; ;RIGHT([.D226];LEN([.D226])-FIND(&quot;_&quot;;[.D226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1" table:formula="of:=CONCATENATE(LEFT([.B226];FIND(&quot;.&quot;;[.B226])); &quot;model_&quot;;  SUBSTITUTE([.B226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admin</text:p>
          </table:table-cell>
          <table:table-cell table:number-columns-repeated="4" table:style-name="ce6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7];&quot;.&quot;;&quot;_&quot;); &quot;_&quot; ;RIGHT([.D227];LEN([.D227])-FIND(&quot;_&quot;;[.D227]))          )" office:value-type="string" office:string-value="access_kemas_recording_tag_kemas_admin">
            <text:p>access_kemas_recording_tag_kemas_admin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27];FIND(&quot;.&quot;;[.B227])); &quot;model_&quot;;  SUBSTITUTE([.B227];&quot;.&quot;;&quot;_&quot;)          )" office:value-type="string" office:string-value="kemas.model_kemas_recording_tag">
            <text:p>kemas.model_kemas_recording_tag</text:p>
          </table:table-cell>
          <table:table-cell table:style-name="ce1" office:value-type="string">
            <text:p>group_kemas_admin</text:p>
          </table:table-cell>
          <table:table-cell table:number-columns-repeated="4" table:style-name="ce6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8];&quot;.&quot;;&quot;_&quot;); &quot;_&quot; ;RIGHT([.D228];LEN([.D228])-FIND(&quot;_&quot;;[.D228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1" table:formula="of:=CONCATENATE(LEFT([.B228];FIND(&quot;.&quot;;[.B228])); &quot;model_&quot;;  SUBSTITUTE([.B22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9];&quot;.&quot;;&quot;_&quot;); &quot;_&quot; ;RIGHT([.D229];LEN([.D229])-FIND(&quot;_&quot;;[.D229]))          )" office:value-type="string" office:string-value="access_kemas_recording_series_kemas_admin">
            <text:p>access_kemas_recording_series_kemas_admin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29];FIND(&quot;.&quot;;[.B229])); &quot;model_&quot;;  SUBSTITUTE([.B22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0];&quot;.&quot;;&quot;_&quot;); &quot;_&quot; ;RIGHT([.D230];LEN([.D230])-FIND(&quot;_&quot;;[.D230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1" table:formula="of:=CONCATENATE(LEFT([.B230];FIND(&quot;.&quot;;[.B230])); &quot;model_&quot;;  SUBSTITUTE([.B230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1];&quot;.&quot;;&quot;_&quot;); &quot;_&quot; ;RIGHT([.D231];LEN([.D231])-FIND(&quot;_&quot;;[.D231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1" table:formula="of:=CONCATENATE(LEFT([.B231];FIND(&quot;.&quot;;[.B231])); &quot;model_&quot;;  SUBSTITUTE([.B231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2];&quot;.&quot;;&quot;_&quot;); &quot;_&quot; ;RIGHT([.D232];LEN([.D232])-FIND(&quot;_&quot;;[.D232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1" table:formula="of:=CONCATENATE(LEFT([.B232];FIND(&quot;.&quot;;[.B232])); &quot;model_&quot;;  SUBSTITUTE([.B232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3];&quot;.&quot;;&quot;_&quot;); &quot;_&quot; ;RIGHT([.D233];LEN([.D233])-FIND(&quot;_&quot;;[.D233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1" table:formula="of:=CONCATENATE(LEFT([.B233];FIND(&quot;.&quot;;[.B233])); &quot;model_&quot;;  SUBSTITUTE([.B233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4];&quot;.&quot;;&quot;_&quot;); &quot;_&quot; ;RIGHT([.D234];LEN([.D234])-FIND(&quot;_&quot;;[.D234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1" table:formula="of:=CONCATENATE(LEFT([.B234];FIND(&quot;.&quot;;[.B234])); &quot;model_&quot;;  SUBSTITUTE([.B234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5];&quot;.&quot;;&quot;_&quot;); &quot;_&quot; ;RIGHT([.D235];LEN([.D235])-FIND(&quot;_&quot;;[.D235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1" table:formula="of:=CONCATENATE(LEFT([.B235];FIND(&quot;.&quot;;[.B235])); &quot;model_&quot;;  SUBSTITUTE([.B235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6];&quot;.&quot;;&quot;_&quot;); &quot;_&quot; ;RIGHT([.D236];LEN([.D236])-FIND(&quot;_&quot;;[.D236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1" table:formula="of:=CONCATENATE(LEFT([.B236];FIND(&quot;.&quot;;[.B236])); &quot;model_&quot;;  SUBSTITUTE([.B236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7];&quot;.&quot;;&quot;_&quot;); &quot;_&quot; ;RIGHT([.D237];LEN([.D237])-FIND(&quot;_&quot;;[.D237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1" table:formula="of:=CONCATENATE(LEFT([.B237];FIND(&quot;.&quot;;[.B237])); &quot;model_&quot;;  SUBSTITUTE([.B237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8];&quot;.&quot;;&quot;_&quot;); &quot;_&quot; ;RIGHT([.D238];LEN([.D238])-FIND(&quot;_&quot;;[.D238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1" table:formula="of:=CONCATENATE(LEFT([.B238];FIND(&quot;.&quot;;[.B238])); &quot;model_&quot;;  SUBSTITUTE([.B238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9];&quot;.&quot;;&quot;_&quot;); &quot;_&quot; ;RIGHT([.D239];LEN([.D239])-FIND(&quot;_&quot;;[.D239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1" table:formula="of:=CONCATENATE(LEFT([.B239];FIND(&quot;.&quot;;[.B239])); &quot;model_&quot;;  SUBSTITUTE([.B239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0];&quot;.&quot;;&quot;_&quot;); &quot;_&quot; ;RIGHT([.D240];LEN([.D240])-FIND(&quot;_&quot;;[.D240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40];FIND(&quot;.&quot;;[.B240])); &quot;model_&quot;;  SUBSTITUTE([.B240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1];&quot;.&quot;;&quot;_&quot;); &quot;_&quot; ;RIGHT([.D241];LEN([.D241])-FIND(&quot;_&quot;;[.D241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1" table:formula="of:=CONCATENATE(LEFT([.B241];FIND(&quot;.&quot;;[.B241])); &quot;model_&quot;;  SUBSTITUTE([.B241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2];&quot;.&quot;;&quot;_&quot;); &quot;_&quot; ;RIGHT([.D242];LEN([.D242])-FIND(&quot;_&quot;;[.D242]))          )" office:value-type="string" office:string-value="access_kemas_web_site_kemas_admin">
            <text:p>access_kemas_web_site_kemas_admin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242];FIND(&quot;.&quot;;[.B242])); &quot;model_&quot;;  SUBSTITUTE([.B242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3];&quot;.&quot;;&quot;_&quot;); &quot;_&quot; ;RIGHT([.D243];LEN([.D243])-FIND(&quot;_&quot;;[.D243]))          )" office:value-type="string" office:string-value="access_kemas_collaborator_web_site_kemas_admin">
            <text:p>access_kemas_collaborator_web_site_kemas_admin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243];FIND(&quot;.&quot;;[.B243])); &quot;model_&quot;;  SUBSTITUTE([.B243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4];&quot;.&quot;;&quot;_&quot;); &quot;_&quot; ;RIGHT([.D244];LEN([.D244])-FIND(&quot;_&quot;;[.D244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1" table:formula="of:=CONCATENATE(LEFT([.B244];FIND(&quot;.&quot;;[.B244])); &quot;model_&quot;;  SUBSTITUTE([.B244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admin</text:p>
          </table:table-cell>
          <table:table-cell table:number-columns-repeated="4" table:style-name="ce6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5];&quot;.&quot;;&quot;_&quot;); &quot;_&quot; ;RIGHT([.D245];LEN([.D245])-FIND(&quot;_&quot;;[.D245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1" table:formula="of:=CONCATENATE(LEFT([.B245];FIND(&quot;.&quot;;[.B245])); &quot;model_&quot;;  SUBSTITUTE([.B245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6];&quot;.&quot;;&quot;_&quot;); &quot;_&quot; ;RIGHT([.D246];LEN([.D246])-FIND(&quot;_&quot;;[.D246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1" table:formula="of:=CONCATENATE(LEFT([.B246];FIND(&quot;.&quot;;[.B246])); &quot;model_&quot;;  SUBSTITUTE([.B246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admin</text:p>
          </table:table-cell>
          <table:table-cell table:style-name="ce66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6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7];&quot;.&quot;;&quot;_&quot;); &quot;_&quot; ;RIGHT([.D247];LEN([.D247])-FIND(&quot;_&quot;;[.D247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47];FIND(&quot;.&quot;;[.B247])); &quot;model_&quot;;  SUBSTITUTE([.B247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admin</text:p>
          </table:table-cell>
          <table:table-cell table:style-name="ce6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6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8];&quot;.&quot;;&quot;_&quot;); &quot;_&quot; ;RIGHT([.D248];LEN([.D248])-FIND(&quot;_&quot;;[.D248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48];FIND(&quot;.&quot;;[.B248])); &quot;model_&quot;;  SUBSTITUTE([.B248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admin</text:p>
          </table:table-cell>
          <table:table-cell table:style-name="ce68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9];&quot;.&quot;;&quot;_&quot;); &quot;_&quot; ;RIGHT([.D249];LEN([.D249])-FIND(&quot;_&quot;;[.D249]))          )" office:value-type="string" office:string-value="access_kemas_team_kemas_admin">
            <text:p>access_kemas_team_kemas_admin</text:p>
          </table:table-cell>
          <table:table-cell table:style-name="ce9" office:value-type="string">
            <text:p>kemas.team</text:p>
          </table:table-cell>
          <table:table-cell table:style-name="ce1" table:formula="of:=CONCATENATE(LEFT([.B249];FIND(&quot;.&quot;;[.B249])); &quot;model_&quot;;  SUBSTITUTE([.B249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250];&quot;.&quot;;&quot;_&quot;); &quot;_&quot; ;RIGHT([.D250];LEN([.D250])-FIND(&quot;_&quot;;[.D250]))          )" office:value-type="string" office:string-value="access_kemas_collaborator_logbook_login_kemas_admin">
            <text:p>access_kemas_collaborator_logbook_login_kemas_admin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250];FIND(&quot;.&quot;;[.B250])); &quot;model_&quot;;  SUBSTITUTE([.B250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1" office:value-type="string">
            <text:p>group_kemas_admin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52];&quot;.&quot;;&quot;_&quot;); &quot;_&quot; ;RIGHT([.D252];LEN([.D252])-FIND(&quot;_&quot;;[.D252]))          )" office:value-type="string" office:string-value="access_base_res_country_kemas_librarian">
            <text:p>access_base_res_country_kemas_libraria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52];FIND(&quot;.&quot;;[.B252])); &quot;model_&quot;;  SUBSTITUTE(RIGHT([.B252];LEN([.B252])-FIND(&quot;.&quot;;[.B2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3];&quot;.&quot;;&quot;_&quot;); &quot;_&quot; ;RIGHT([.D253];LEN([.D253])-FIND(&quot;_&quot;;[.D253]))          )" office:value-type="string" office:string-value="access_base_res_country_state_kemas_librarian">
            <text:p>access_base_res_country_state_kemas_libraria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53];FIND(&quot;.&quot;;[.B253])); &quot;model_&quot;;  SUBSTITUTE(RIGHT([.B253];LEN([.B253])-FIND(&quot;.&quot;;[.B2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4];&quot;.&quot;;&quot;_&quot;); &quot;_&quot; ;RIGHT([.D254];LEN([.D254])-FIND(&quot;_&quot;;[.D254]))          )" office:value-type="string" office:string-value="access_base_res_partner_kemas_librarian">
            <text:p>access_base_res_partner_kemas_libraria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54];FIND(&quot;.&quot;;[.B254])); &quot;model_&quot;;  SUBSTITUTE(RIGHT([.B254];LEN([.B254])-FIND(&quot;.&quot;;[.B2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5];&quot;.&quot;;&quot;_&quot;); &quot;_&quot; ;RIGHT([.D255];LEN([.D255])-FIND(&quot;_&quot;;[.D255]))          )" office:value-type="string" office:string-value="access_base_res_company_kemas_librarian">
            <text:p>access_base_res_company_kemas_libraria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55];FIND(&quot;.&quot;;[.B255])); &quot;model_&quot;;  SUBSTITUTE(RIGHT([.B255];LEN([.B255])-FIND(&quot;.&quot;;[.B2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librarian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6];&quot;.&quot;;&quot;_&quot;); &quot;_&quot; ;RIGHT([.D256];LEN([.D256])-FIND(&quot;_&quot;;[.D256]))          )" office:value-type="string" office:string-value="access_base_res_users_kemas_librarian">
            <text:p>access_base_res_users_kemas_libraria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56];FIND(&quot;.&quot;;[.B256])); &quot;model_&quot;;  SUBSTITUTE(RIGHT([.B256];LEN([.B256])-FIND(&quot;.&quot;;[.B2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7];&quot;.&quot;;&quot;_&quot;); &quot;_&quot; ;RIGHT([.D257];LEN([.D257])-FIND(&quot;_&quot;;[.D257]))          )" office:value-type="string" office:string-value="access_base_ir_sequence_kemas_librarian">
            <text:p>access_base_ir_sequence_kemas_libraria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57];FIND(&quot;.&quot;;[.B257])); &quot;model_&quot;;  SUBSTITUTE(RIGHT([.B257];LEN([.B257])-FIND(&quot;.&quot;;[.B2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258];&quot;.&quot;;&quot;_&quot;); &quot;_&quot; ;RIGHT([.D258];LEN([.D258])-FIND(&quot;_&quot;;[.D258]))          )" office:value-type="string" office:string-value="access_base_ir_sequence_type_kemas_librarian">
            <text:p>access_base_ir_sequence_type_kemas_libraria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58];FIND(&quot;.&quot;;[.B258])); &quot;model_&quot;;  SUBSTITUTE(RIGHT([.B258];LEN([.B258])-FIND(&quot;.&quot;;[.B2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260];&quot;.&quot;;&quot;_&quot;); &quot;_&quot; ;RIGHT([.D260];LEN([.D260])-FIND(&quot;_&quot;;[.D260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1" table:formula="of:=CONCATENATE(LEFT([.B260];FIND(&quot;.&quot;;[.B260])); &quot;model_&quot;;  SUBSTITUTE([.B26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1];&quot;.&quot;;&quot;_&quot;); &quot;_&quot; ;RIGHT([.D261];LEN([.D261])-FIND(&quot;_&quot;;[.D261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1" table:formula="of:=CONCATENATE(LEFT([.B261];FIND(&quot;.&quot;;[.B261])); &quot;model_&quot;;  SUBSTITUTE([.B26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2];&quot;.&quot;;&quot;_&quot;); &quot;_&quot; ;RIGHT([.D262];LEN([.D262])-FIND(&quot;_&quot;;[.D262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1" table:formula="of:=CONCATENATE(LEFT([.B262];FIND(&quot;.&quot;;[.B262])); &quot;model_&quot;;  SUBSTITUTE([.B26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3];&quot;.&quot;;&quot;_&quot;); &quot;_&quot; ;RIGHT([.D263];LEN([.D263])-FIND(&quot;_&quot;;[.D263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1" table:formula="of:=CONCATENATE(LEFT([.B263];FIND(&quot;.&quot;;[.B263])); &quot;model_&quot;;  SUBSTITUTE([.B26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4];&quot;.&quot;;&quot;_&quot;); &quot;_&quot; ;RIGHT([.D264];LEN([.D264])-FIND(&quot;_&quot;;[.D264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1" table:formula="of:=CONCATENATE(LEFT([.B264];FIND(&quot;.&quot;;[.B264])); &quot;model_&quot;;  SUBSTITUTE([.B26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5];&quot;.&quot;;&quot;_&quot;); &quot;_&quot; ;RIGHT([.D265];LEN([.D265])-FIND(&quot;_&quot;;[.D265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1" table:formula="of:=CONCATENATE(LEFT([.B265];FIND(&quot;.&quot;;[.B265])); &quot;model_&quot;;  SUBSTITUTE([.B26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6];&quot;.&quot;;&quot;_&quot;); &quot;_&quot; ;RIGHT([.D266];LEN([.D266])-FIND(&quot;_&quot;;[.D266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1" table:formula="of:=CONCATENATE(LEFT([.B266];FIND(&quot;.&quot;;[.B266])); &quot;model_&quot;;  SUBSTITUTE([.B26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7];&quot;.&quot;;&quot;_&quot;); &quot;_&quot; ;RIGHT([.D267];LEN([.D267])-FIND(&quot;_&quot;;[.D267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1" table:formula="of:=CONCATENATE(LEFT([.B267];FIND(&quot;.&quot;;[.B267])); &quot;model_&quot;;  SUBSTITUTE([.B26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8];&quot;.&quot;;&quot;_&quot;); &quot;_&quot; ;RIGHT([.D268];LEN([.D268])-FIND(&quot;_&quot;;[.D268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1" table:formula="of:=CONCATENATE(LEFT([.B268];FIND(&quot;.&quot;;[.B268])); &quot;model_&quot;;  SUBSTITUTE([.B26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9];&quot;.&quot;;&quot;_&quot;); &quot;_&quot; ;RIGHT([.D269];LEN([.D269])-FIND(&quot;_&quot;;[.D269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1" table:formula="of:=CONCATENATE(LEFT([.B269];FIND(&quot;.&quot;;[.B269])); &quot;model_&quot;;  SUBSTITUTE([.B26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0];&quot;.&quot;;&quot;_&quot;); &quot;_&quot; ;RIGHT([.D270];LEN([.D270])-FIND(&quot;_&quot;;[.D270]))          )" office:value-type="string" office:string-value="access_kemas_school4d_stage_kemas_librarian">
            <text:p>access_kemas_school4d_stage_kemas_libraria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70];FIND(&quot;.&quot;;[.B270])); &quot;model_&quot;;  SUBSTITUTE([.B27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1];&quot;.&quot;;&quot;_&quot;); &quot;_&quot; ;RIGHT([.D271];LEN([.D271])-FIND(&quot;_&quot;;[.D271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1" table:formula="of:=CONCATENATE(LEFT([.B271];FIND(&quot;.&quot;;[.B271])); &quot;model_&quot;;  SUBSTITUTE([.B27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72];&quot;.&quot;;&quot;_&quot;); &quot;_&quot; ;RIGHT([.D272];LEN([.D272])-FIND(&quot;_&quot;;[.D272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1" table:formula="of:=CONCATENATE(LEFT([.B272];FIND(&quot;.&quot;;[.B272])); &quot;model_&quot;;  SUBSTITUTE([.B27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96"/>
          <table:table-cell table:number-columns-repeated="1013"/>
        </table:table-row>
        <table:table-row table:style-name="ro4">
          <table:table-cell table:style-name="ce1" table:formula="of:=CONCATENATE( &quot;access_&quot;;  SUBSTITUTE([.B273];&quot;.&quot;;&quot;_&quot;); &quot;_&quot; ;RIGHT([.D273];LEN([.D273])-FIND(&quot;_&quot;;[.D273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1" table:formula="of:=CONCATENATE(LEFT([.B273];FIND(&quot;.&quot;;[.B273])); &quot;model_&quot;;  SUBSTITUTE([.B27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4];&quot;.&quot;;&quot;_&quot;); &quot;_&quot; ;RIGHT([.D274];LEN([.D274])-FIND(&quot;_&quot;;[.D274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1" table:formula="of:=CONCATENATE(LEFT([.B274];FIND(&quot;.&quot;;[.B274])); &quot;model_&quot;;  SUBSTITUTE([.B27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5];&quot;.&quot;;&quot;_&quot;); &quot;_&quot; ;RIGHT([.D275];LEN([.D275])-FIND(&quot;_&quot;;[.D275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1" table:formula="of:=CONCATENATE(LEFT([.B275];FIND(&quot;.&quot;;[.B275])); &quot;model_&quot;;  SUBSTITUTE([.B27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6];&quot;.&quot;;&quot;_&quot;); &quot;_&quot; ;RIGHT([.D276];LEN([.D276])-FIND(&quot;_&quot;;[.D276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1" table:formula="of:=CONCATENATE(LEFT([.B276];FIND(&quot;.&quot;;[.B276])); &quot;model_&quot;;  SUBSTITUTE([.B276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7];&quot;.&quot;;&quot;_&quot;); &quot;_&quot; ;RIGHT([.D277];LEN([.D277])-FIND(&quot;_&quot;;[.D277]))          )" office:value-type="string" office:string-value="access_kemas_recording_tag_kemas_librarian">
            <text:p>access_kemas_recording_tag_kemas_librarian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77];FIND(&quot;.&quot;;[.B277])); &quot;model_&quot;;  SUBSTITUTE([.B277];&quot;.&quot;;&quot;_&quot;)          )" office:value-type="string" office:string-value="kemas.model_kemas_recording_tag">
            <text:p>kemas.model_kemas_recording_ta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8];&quot;.&quot;;&quot;_&quot;); &quot;_&quot; ;RIGHT([.D278];LEN([.D278])-FIND(&quot;_&quot;;[.D278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1" table:formula="of:=CONCATENATE(LEFT([.B278];FIND(&quot;.&quot;;[.B278])); &quot;model_&quot;;  SUBSTITUTE([.B27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9];&quot;.&quot;;&quot;_&quot;); &quot;_&quot; ;RIGHT([.D279];LEN([.D279])-FIND(&quot;_&quot;;[.D279]))          )" office:value-type="string" office:string-value="access_kemas_recording_series_kemas_librarian">
            <text:p>access_kemas_recording_series_kemas_librarian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79];FIND(&quot;.&quot;;[.B279])); &quot;model_&quot;;  SUBSTITUTE([.B27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0];&quot;.&quot;;&quot;_&quot;); &quot;_&quot; ;RIGHT([.D280];LEN([.D280])-FIND(&quot;_&quot;;[.D280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1" table:formula="of:=CONCATENATE(LEFT([.B280];FIND(&quot;.&quot;;[.B280])); &quot;model_&quot;;  SUBSTITUTE([.B280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1];&quot;.&quot;;&quot;_&quot;); &quot;_&quot; ;RIGHT([.D281];LEN([.D281])-FIND(&quot;_&quot;;[.D281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1" table:formula="of:=CONCATENATE(LEFT([.B281];FIND(&quot;.&quot;;[.B281])); &quot;model_&quot;;  SUBSTITUTE([.B281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2];&quot;.&quot;;&quot;_&quot;); &quot;_&quot; ;RIGHT([.D282];LEN([.D282])-FIND(&quot;_&quot;;[.D282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1" table:formula="of:=CONCATENATE(LEFT([.B282];FIND(&quot;.&quot;;[.B282])); &quot;model_&quot;;  SUBSTITUTE([.B282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3];&quot;.&quot;;&quot;_&quot;); &quot;_&quot; ;RIGHT([.D283];LEN([.D283])-FIND(&quot;_&quot;;[.D283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1" table:formula="of:=CONCATENATE(LEFT([.B283];FIND(&quot;.&quot;;[.B283])); &quot;model_&quot;;  SUBSTITUTE([.B283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4];&quot;.&quot;;&quot;_&quot;); &quot;_&quot; ;RIGHT([.D284];LEN([.D284])-FIND(&quot;_&quot;;[.D284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1" table:formula="of:=CONCATENATE(LEFT([.B284];FIND(&quot;.&quot;;[.B284])); &quot;model_&quot;;  SUBSTITUTE([.B284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5];&quot;.&quot;;&quot;_&quot;); &quot;_&quot; ;RIGHT([.D285];LEN([.D285])-FIND(&quot;_&quot;;[.D285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1" table:formula="of:=CONCATENATE(LEFT([.B285];FIND(&quot;.&quot;;[.B285])); &quot;model_&quot;;  SUBSTITUTE([.B285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6];&quot;.&quot;;&quot;_&quot;); &quot;_&quot; ;RIGHT([.D286];LEN([.D286])-FIND(&quot;_&quot;;[.D286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1" table:formula="of:=CONCATENATE(LEFT([.B286];FIND(&quot;.&quot;;[.B286])); &quot;model_&quot;;  SUBSTITUTE([.B286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7];&quot;.&quot;;&quot;_&quot;); &quot;_&quot; ;RIGHT([.D287];LEN([.D287])-FIND(&quot;_&quot;;[.D287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1" table:formula="of:=CONCATENATE(LEFT([.B287];FIND(&quot;.&quot;;[.B287])); &quot;model_&quot;;  SUBSTITUTE([.B287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8];&quot;.&quot;;&quot;_&quot;); &quot;_&quot; ;RIGHT([.D288];LEN([.D288])-FIND(&quot;_&quot;;[.D288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1" table:formula="of:=CONCATENATE(LEFT([.B288];FIND(&quot;.&quot;;[.B288])); &quot;model_&quot;;  SUBSTITUTE([.B288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9];&quot;.&quot;;&quot;_&quot;); &quot;_&quot; ;RIGHT([.D289];LEN([.D289])-FIND(&quot;_&quot;;[.D289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1" table:formula="of:=CONCATENATE(LEFT([.B289];FIND(&quot;.&quot;;[.B289])); &quot;model_&quot;;  SUBSTITUTE([.B289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0];&quot;.&quot;;&quot;_&quot;); &quot;_&quot; ;RIGHT([.D290];LEN([.D290])-FIND(&quot;_&quot;;[.D290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90];FIND(&quot;.&quot;;[.B290])); &quot;model_&quot;;  SUBSTITUTE([.B290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1];&quot;.&quot;;&quot;_&quot;); &quot;_&quot; ;RIGHT([.D291];LEN([.D291])-FIND(&quot;_&quot;;[.D291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1" table:formula="of:=CONCATENATE(LEFT([.B291];FIND(&quot;.&quot;;[.B291])); &quot;model_&quot;;  SUBSTITUTE([.B291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2];&quot;.&quot;;&quot;_&quot;); &quot;_&quot; ;RIGHT([.D292];LEN([.D292])-FIND(&quot;_&quot;;[.D292]))          )" office:value-type="string" office:string-value="access_kemas_web_site_kemas_librarian">
            <text:p>access_kemas_web_site_kemas_librarian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292];FIND(&quot;.&quot;;[.B292])); &quot;model_&quot;;  SUBSTITUTE([.B292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3];&quot;.&quot;;&quot;_&quot;); &quot;_&quot; ;RIGHT([.D293];LEN([.D293])-FIND(&quot;_&quot;;[.D293]))          )" office:value-type="string" office:string-value="access_kemas_collaborator_web_site_kemas_librarian">
            <text:p>access_kemas_collaborator_web_site_kemas_librarian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293];FIND(&quot;.&quot;;[.B293])); &quot;model_&quot;;  SUBSTITUTE([.B293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4];&quot;.&quot;;&quot;_&quot;); &quot;_&quot; ;RIGHT([.D294];LEN([.D294])-FIND(&quot;_&quot;;[.D294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1" table:formula="of:=CONCATENATE(LEFT([.B294];FIND(&quot;.&quot;;[.B294])); &quot;model_&quot;;  SUBSTITUTE([.B294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5];&quot;.&quot;;&quot;_&quot;); &quot;_&quot; ;RIGHT([.D295];LEN([.D295])-FIND(&quot;_&quot;;[.D295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1" table:formula="of:=CONCATENATE(LEFT([.B295];FIND(&quot;.&quot;;[.B295])); &quot;model_&quot;;  SUBSTITUTE([.B295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6];&quot;.&quot;;&quot;_&quot;); &quot;_&quot; ;RIGHT([.D296];LEN([.D296])-FIND(&quot;_&quot;;[.D296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1" table:formula="of:=CONCATENATE(LEFT([.B296];FIND(&quot;.&quot;;[.B296])); &quot;model_&quot;;  SUBSTITUTE([.B296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7];&quot;.&quot;;&quot;_&quot;); &quot;_&quot; ;RIGHT([.D297];LEN([.D297])-FIND(&quot;_&quot;;[.D297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97];FIND(&quot;.&quot;;[.B297])); &quot;model_&quot;;  SUBSTITUTE([.B297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8];&quot;.&quot;;&quot;_&quot;); &quot;_&quot; ;RIGHT([.D298];LEN([.D298])-FIND(&quot;_&quot;;[.D298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98];FIND(&quot;.&quot;;[.B298])); &quot;model_&quot;;  SUBSTITUTE([.B298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9];&quot;.&quot;;&quot;_&quot;); &quot;_&quot; ;RIGHT([.D299];LEN([.D299])-FIND(&quot;_&quot;;[.D299]))          )" office:value-type="string" office:string-value="access_kemas_team_kemas_librarian">
            <text:p>access_kemas_team_kemas_librarian</text:p>
          </table:table-cell>
          <table:table-cell table:style-name="ce9" office:value-type="string">
            <text:p>kemas.team</text:p>
          </table:table-cell>
          <table:table-cell table:style-name="ce1" table:formula="of:=CONCATENATE(LEFT([.B299];FIND(&quot;.&quot;;[.B299])); &quot;model_&quot;;  SUBSTITUTE([.B299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300];&quot;.&quot;;&quot;_&quot;); &quot;_&quot; ;RIGHT([.D300];LEN([.D300])-FIND(&quot;_&quot;;[.D300]))          )" office:value-type="string" office:string-value="access_kemas_collaborator_logbook_login_kemas_librarian">
            <text:p>access_kemas_collaborator_logbook_login_kemas_librarian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300];FIND(&quot;.&quot;;[.B300])); &quot;model_&quot;;  SUBSTITUTE([.B300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1" office:value-type="string">
            <text:p>group_kemas_librarian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302];&quot;.&quot;;&quot;_&quot;); &quot;_&quot; ;RIGHT([.D302];LEN([.D302])-FIND(&quot;_&quot;;[.D302]))          )" office:value-type="string" office:string-value="access_base_res_country_kemas_librarian_consultant">
            <text:p>access_base_res_country_kemas_librarian_consultant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302];FIND(&quot;.&quot;;[.B302])); &quot;model_&quot;;  SUBSTITUTE(RIGHT([.B302];LEN([.B302])-FIND(&quot;.&quot;;[.B30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3];&quot;.&quot;;&quot;_&quot;); &quot;_&quot; ;RIGHT([.D303];LEN([.D303])-FIND(&quot;_&quot;;[.D303]))          )" office:value-type="string" office:string-value="access_base_res_country_state_kemas_librarian_consultant">
            <text:p>access_base_res_country_state_kemas_librarian_consultant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303];FIND(&quot;.&quot;;[.B303])); &quot;model_&quot;;  SUBSTITUTE(RIGHT([.B303];LEN([.B303])-FIND(&quot;.&quot;;[.B30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4];&quot;.&quot;;&quot;_&quot;); &quot;_&quot; ;RIGHT([.D304];LEN([.D304])-FIND(&quot;_&quot;;[.D304]))          )" office:value-type="string" office:string-value="access_base_res_partner_kemas_librarian_consultant">
            <text:p>access_base_res_partner_kemas_librarian_consultant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304];FIND(&quot;.&quot;;[.B304])); &quot;model_&quot;;  SUBSTITUTE(RIGHT([.B304];LEN([.B304])-FIND(&quot;.&quot;;[.B30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5];&quot;.&quot;;&quot;_&quot;); &quot;_&quot; ;RIGHT([.D305];LEN([.D305])-FIND(&quot;_&quot;;[.D305]))          )" office:value-type="string" office:string-value="access_base_res_company_kemas_librarian_consultant">
            <text:p>access_base_res_company_kemas_librarian_consultant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305];FIND(&quot;.&quot;;[.B305])); &quot;model_&quot;;  SUBSTITUTE(RIGHT([.B305];LEN([.B305])-FIND(&quot;.&quot;;[.B30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librarian_consultant</text:p>
          </table:table-cell>
          <table:table-cell table:style-name="ce82" office:value-type="float" office:value="1"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6];&quot;.&quot;;&quot;_&quot;); &quot;_&quot; ;RIGHT([.D306];LEN([.D306])-FIND(&quot;_&quot;;[.D306]))          )" office:value-type="string" office:string-value="access_base_res_users_kemas_librarian_consultant">
            <text:p>access_base_res_users_kemas_librarian_consultant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306];FIND(&quot;.&quot;;[.B306])); &quot;model_&quot;;  SUBSTITUTE(RIGHT([.B306];LEN([.B306])-FIND(&quot;.&quot;;[.B30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7];&quot;.&quot;;&quot;_&quot;); &quot;_&quot; ;RIGHT([.D307];LEN([.D307])-FIND(&quot;_&quot;;[.D307]))          )" office:value-type="string" office:string-value="access_base_ir_sequence_kemas_librarian_consultant">
            <text:p>access_base_ir_sequence_kemas_librarian_consultant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307];FIND(&quot;.&quot;;[.B307])); &quot;model_&quot;;  SUBSTITUTE(RIGHT([.B307];LEN([.B307])-FIND(&quot;.&quot;;[.B30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librarian_consultant</text:p>
          </table:table-cell>
          <table:table-cell table:number-columns-repeated="4" table:style-name="ce81" office:value-type="float" office:value="1">
            <text:p>1</text:p>
          </table:table-cell>
          <table:table-cell table:style-name="ce95" table:number-columns-repeated="1016"/>
        </table:table-row>
        <table:table-row table:style-name="ro4">
          <table:table-cell table:style-name="ce4" table:formula="of:=CONCATENATE( &quot;access_&quot;;  SUBSTITUTE([.B308];&quot;.&quot;;&quot;_&quot;); &quot;_&quot; ;RIGHT([.D308];LEN([.D308])-FIND(&quot;_&quot;;[.D308]))          )" office:value-type="string" office:string-value="access_base_ir_sequence_type_kemas_librarian_consultant">
            <text:p>access_base_ir_sequence_type_kemas_librarian_consultant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308];FIND(&quot;.&quot;;[.B308])); &quot;model_&quot;;  SUBSTITUTE(RIGHT([.B308];LEN([.B308])-FIND(&quot;.&quot;;[.B30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librarian_consultant</text:p>
          </table:table-cell>
          <table:table-cell table:number-columns-repeated="4" table:style-name="ce81" office:value-type="float" office:value="1">
            <text:p>1</text:p>
          </table:table-cell>
          <table:table-cell table:style-name="ce95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81" table:number-columns-repeated="4"/>
          <table:table-cell table:style-name="ce95" table:number-columns-repeated="1016"/>
        </table:table-row>
        <table:table-row table:style-name="ro4">
          <table:table-cell table:style-name="ce1" table:formula="of:=CONCATENATE( &quot;access_&quot;;  SUBSTITUTE([.B310];&quot;.&quot;;&quot;_&quot;); &quot;_&quot; ;RIGHT([.D310];LEN([.D310])-FIND(&quot;_&quot;;[.D310]))          )" office:value-type="string" office:string-value="access_kemas_func_kemas_librarian_consultant">
            <text:p>access_kemas_func_kemas_librarian_consultant</text:p>
          </table:table-cell>
          <table:table-cell office:value-type="string">
            <text:p>kemas.func</text:p>
          </table:table-cell>
          <table:table-cell table:style-name="ce1" table:formula="of:=CONCATENATE(LEFT([.B310];FIND(&quot;.&quot;;[.B310])); &quot;model_&quot;;  SUBSTITUTE([.B31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1];&quot;.&quot;;&quot;_&quot;); &quot;_&quot; ;RIGHT([.D311];LEN([.D311])-FIND(&quot;_&quot;;[.D311]))          )" office:value-type="string" office:string-value="access_kemas_config_kemas_librarian_consultant">
            <text:p>access_kemas_config_kemas_librarian_consultant</text:p>
          </table:table-cell>
          <table:table-cell office:value-type="string">
            <text:p>kemas.config</text:p>
          </table:table-cell>
          <table:table-cell table:style-name="ce1" table:formula="of:=CONCATENATE(LEFT([.B311];FIND(&quot;.&quot;;[.B311])); &quot;model_&quot;;  SUBSTITUTE([.B31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2];&quot;.&quot;;&quot;_&quot;); &quot;_&quot; ;RIGHT([.D312];LEN([.D312])-FIND(&quot;_&quot;;[.D312]))          )" office:value-type="string" office:string-value="access_kemas_activity_kemas_librarian_consultant">
            <text:p>access_kemas_activity_kemas_librarian_consultant</text:p>
          </table:table-cell>
          <table:table-cell office:value-type="string">
            <text:p>kemas.activity</text:p>
          </table:table-cell>
          <table:table-cell table:style-name="ce1" table:formula="of:=CONCATENATE(LEFT([.B312];FIND(&quot;.&quot;;[.B312])); &quot;model_&quot;;  SUBSTITUTE([.B31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3];&quot;.&quot;;&quot;_&quot;); &quot;_&quot; ;RIGHT([.D313];LEN([.D313])-FIND(&quot;_&quot;;[.D313]))          )" office:value-type="string" office:string-value="access_kemas_area_kemas_librarian_consultant">
            <text:p>access_kemas_area_kemas_librarian_consultant</text:p>
          </table:table-cell>
          <table:table-cell office:value-type="string">
            <text:p>kemas.area</text:p>
          </table:table-cell>
          <table:table-cell table:style-name="ce1" table:formula="of:=CONCATENATE(LEFT([.B313];FIND(&quot;.&quot;;[.B313])); &quot;model_&quot;;  SUBSTITUTE([.B31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4];&quot;.&quot;;&quot;_&quot;); &quot;_&quot; ;RIGHT([.D314];LEN([.D314])-FIND(&quot;_&quot;;[.D314]))          )" office:value-type="string" office:string-value="access_kemas_level_kemas_librarian_consultant">
            <text:p>access_kemas_level_kemas_librarian_consultant</text:p>
          </table:table-cell>
          <table:table-cell office:value-type="string">
            <text:p>kemas.level</text:p>
          </table:table-cell>
          <table:table-cell table:style-name="ce1" table:formula="of:=CONCATENATE(LEFT([.B314];FIND(&quot;.&quot;;[.B314])); &quot;model_&quot;;  SUBSTITUTE([.B31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5];&quot;.&quot;;&quot;_&quot;); &quot;_&quot; ;RIGHT([.D315];LEN([.D315])-FIND(&quot;_&quot;;[.D315]))          )" office:value-type="string" office:string-value="access_kemas_task_assigned_kemas_librarian_consultant">
            <text:p>access_kemas_task_assigned_kemas_librarian_consultant</text:p>
          </table:table-cell>
          <table:table-cell office:value-type="string">
            <text:p>kemas.task.assigned</text:p>
          </table:table-cell>
          <table:table-cell table:style-name="ce1" table:formula="of:=CONCATENATE(LEFT([.B315];FIND(&quot;.&quot;;[.B315])); &quot;model_&quot;;  SUBSTITUTE([.B31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6];&quot;.&quot;;&quot;_&quot;); &quot;_&quot; ;RIGHT([.D316];LEN([.D316])-FIND(&quot;_&quot;;[.D316]))          )" office:value-type="string" office:string-value="access_kemas_task_kemas_librarian_consultant">
            <text:p>access_kemas_task_kemas_librarian_consultant</text:p>
          </table:table-cell>
          <table:table-cell office:value-type="string">
            <text:p>kemas.task</text:p>
          </table:table-cell>
          <table:table-cell table:style-name="ce1" table:formula="of:=CONCATENATE(LEFT([.B316];FIND(&quot;.&quot;;[.B316])); &quot;model_&quot;;  SUBSTITUTE([.B31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7];&quot;.&quot;;&quot;_&quot;); &quot;_&quot; ;RIGHT([.D317];LEN([.D317])-FIND(&quot;_&quot;;[.D317]))          )" office:value-type="string" office:string-value="access_kemas_task_type_kemas_librarian_consultant">
            <text:p>access_kemas_task_type_kemas_librarian_consultant</text:p>
          </table:table-cell>
          <table:table-cell office:value-type="string">
            <text:p>kemas.task.type</text:p>
          </table:table-cell>
          <table:table-cell table:style-name="ce1" table:formula="of:=CONCATENATE(LEFT([.B317];FIND(&quot;.&quot;;[.B317])); &quot;model_&quot;;  SUBSTITUTE([.B31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8];&quot;.&quot;;&quot;_&quot;); &quot;_&quot; ;RIGHT([.D318];LEN([.D318])-FIND(&quot;_&quot;;[.D318]))          )" office:value-type="string" office:string-value="access_kemas_task_category_kemas_librarian_consultant">
            <text:p>access_kemas_task_category_kemas_librarian_consultant</text:p>
          </table:table-cell>
          <table:table-cell office:value-type="string">
            <text:p>kemas.task.category</text:p>
          </table:table-cell>
          <table:table-cell table:style-name="ce1" table:formula="of:=CONCATENATE(LEFT([.B318];FIND(&quot;.&quot;;[.B318])); &quot;model_&quot;;  SUBSTITUTE([.B31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9];&quot;.&quot;;&quot;_&quot;); &quot;_&quot; ;RIGHT([.D319];LEN([.D319])-FIND(&quot;_&quot;;[.D319]))          )" office:value-type="string" office:string-value="access_kemas_collaborator_kemas_librarian_consultant">
            <text:p>access_kemas_collaborator_kemas_librarian_consultant</text:p>
          </table:table-cell>
          <table:table-cell office:value-type="string">
            <text:p>kemas.collaborator</text:p>
          </table:table-cell>
          <table:table-cell table:style-name="ce1" table:formula="of:=CONCATENATE(LEFT([.B319];FIND(&quot;.&quot;;[.B319])); &quot;model_&quot;;  SUBSTITUTE([.B31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0];&quot;.&quot;;&quot;_&quot;); &quot;_&quot; ;RIGHT([.D320];LEN([.D320])-FIND(&quot;_&quot;;[.D320]))          )" office:value-type="string" office:string-value="access_kemas_school4d_stage_kemas_librarian_consultant">
            <text:p>access_kemas_school4d_stage_kemas_librarian_consultant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320];FIND(&quot;.&quot;;[.B320])); &quot;model_&quot;;  SUBSTITUTE([.B32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1];&quot;.&quot;;&quot;_&quot;); &quot;_&quot; ;RIGHT([.D321];LEN([.D321])-FIND(&quot;_&quot;;[.D321]))          )" office:value-type="string" office:string-value="access_kemas_school4d_line_kemas_librarian_consultant">
            <text:p>access_kemas_school4d_line_kemas_librarian_consultant</text:p>
          </table:table-cell>
          <table:table-cell office:value-type="string">
            <text:p>kemas.school4d_line</text:p>
          </table:table-cell>
          <table:table-cell table:style-name="ce1" table:formula="of:=CONCATENATE(LEFT([.B321];FIND(&quot;.&quot;;[.B321])); &quot;model_&quot;;  SUBSTITUTE([.B32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2"/>
          <table:table-cell table:style-name="ce97"/>
          <table:table-cell table:number-columns-repeated="1013"/>
        </table:table-row>
        <table:table-row table:style-name="ro4">
          <table:table-cell table:style-name="ce1" table:formula="of:=CONCATENATE( &quot;access_&quot;;  SUBSTITUTE([.B322];&quot;.&quot;;&quot;_&quot;); &quot;_&quot; ;RIGHT([.D322];LEN([.D322])-FIND(&quot;_&quot;;[.D322]))          )" office:value-type="string" office:string-value="access_kemas_school4d_detail_kemas_librarian_consultant">
            <text:p>access_kemas_school4d_detail_kemas_librarian_consultant</text:p>
          </table:table-cell>
          <table:table-cell office:value-type="string">
            <text:p>kemas.school4d_detail</text:p>
          </table:table-cell>
          <table:table-cell table:style-name="ce1" table:formula="of:=CONCATENATE(LEFT([.B322];FIND(&quot;.&quot;;[.B322])); &quot;model_&quot;;  SUBSTITUTE([.B32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2"/>
          <table:table-cell table:style-name="ce97"/>
          <table:table-cell table:number-columns-repeated="1013"/>
        </table:table-row>
        <table:table-row table:style-name="ro4">
          <table:table-cell table:style-name="ce1" table:formula="of:=CONCATENATE( &quot;access_&quot;;  SUBSTITUTE([.B323];&quot;.&quot;;&quot;_&quot;); &quot;_&quot; ;RIGHT([.D323];LEN([.D323])-FIND(&quot;_&quot;;[.D323]))          )" office:value-type="string" office:string-value="access_kemas_history_points_kemas_librarian_consultant">
            <text:p>access_kemas_history_points_kemas_librarian_consultant</text:p>
          </table:table-cell>
          <table:table-cell office:value-type="string">
            <text:p>kemas.history.points</text:p>
          </table:table-cell>
          <table:table-cell table:style-name="ce1" table:formula="of:=CONCATENATE(LEFT([.B323];FIND(&quot;.&quot;;[.B323])); &quot;model_&quot;;  SUBSTITUTE([.B32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4];&quot;.&quot;;&quot;_&quot;); &quot;_&quot; ;RIGHT([.D324];LEN([.D324])-FIND(&quot;_&quot;;[.D324]))          )" office:value-type="string" office:string-value="access_kemas_place_kemas_librarian_consultant">
            <text:p>access_kemas_place_kemas_librarian_consultant</text:p>
          </table:table-cell>
          <table:table-cell office:value-type="string">
            <text:p>kemas.place</text:p>
          </table:table-cell>
          <table:table-cell table:style-name="ce1" table:formula="of:=CONCATENATE(LEFT([.B324];FIND(&quot;.&quot;;[.B324])); &quot;model_&quot;;  SUBSTITUTE([.B32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5];&quot;.&quot;;&quot;_&quot;); &quot;_&quot; ;RIGHT([.D325];LEN([.D325])-FIND(&quot;_&quot;;[.D325]))          )" office:value-type="string" office:string-value="access_kemas_expositor_kemas_librarian_consultant">
            <text:p>access_kemas_expositor_kemas_librarian_consultant</text:p>
          </table:table-cell>
          <table:table-cell office:value-type="string">
            <text:p>kemas.expositor</text:p>
          </table:table-cell>
          <table:table-cell table:style-name="ce1" table:formula="of:=CONCATENATE(LEFT([.B325];FIND(&quot;.&quot;;[.B325])); &quot;model_&quot;;  SUBSTITUTE([.B32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6];&quot;.&quot;;&quot;_&quot;); &quot;_&quot; ;RIGHT([.D326];LEN([.D326])-FIND(&quot;_&quot;;[.D326]))          )" office:value-type="string" office:string-value="access_kemas_recording_kemas_librarian_consultant">
            <text:p>access_kemas_recording_kemas_librarian_consultant</text:p>
          </table:table-cell>
          <table:table-cell office:value-type="string">
            <text:p>kemas.recording</text:p>
          </table:table-cell>
          <table:table-cell table:style-name="ce1" table:formula="of:=CONCATENATE(LEFT([.B326];FIND(&quot;.&quot;;[.B326])); &quot;model_&quot;;  SUBSTITUTE([.B326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librarian_consultant</text:p>
          </table:table-cell>
          <table:table-cell table:style-name="ce85" office:value-type="float" office:value="1">
            <text:p>1</text:p>
          </table:table-cell>
          <table:table-cell table:number-columns-repeated="3" table:style-name="ce8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7];&quot;.&quot;;&quot;_&quot;); &quot;_&quot; ;RIGHT([.D327];LEN([.D327])-FIND(&quot;_&quot;;[.D327]))          )" office:value-type="string" office:string-value="access_kemas_recording_tag_kemas_librarian_consultant">
            <text:p>access_kemas_recording_tag_kemas_librarian_consultant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327];FIND(&quot;.&quot;;[.B327])); &quot;model_&quot;;  SUBSTITUTE([.B327];&quot;.&quot;;&quot;_&quot;)          )" office:value-type="string" office:string-value="kemas.model_kemas_recording_tag">
            <text:p>kemas.model_kemas_recording_tag</text:p>
          </table:table-cell>
          <table:table-cell table:style-name="ce1" office:value-type="string">
            <text:p>group_kemas_librarian_consultant</text:p>
          </table:table-cell>
          <table:table-cell table:style-name="ce86" office:value-type="float" office:value="1">
            <text:p>1</text:p>
          </table:table-cell>
          <table:table-cell table:number-columns-repeated="3" table:style-name="ce8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8];&quot;.&quot;;&quot;_&quot;); &quot;_&quot; ;RIGHT([.D328];LEN([.D328])-FIND(&quot;_&quot;;[.D328]))          )" office:value-type="string" office:string-value="access_kemas_recording_type_kemas_librarian_consultant">
            <text:p>access_kemas_recording_type_kemas_librarian_consultant</text:p>
          </table:table-cell>
          <table:table-cell office:value-type="string">
            <text:p>kemas.recording.type</text:p>
          </table:table-cell>
          <table:table-cell table:style-name="ce1" table:formula="of:=CONCATENATE(LEFT([.B328];FIND(&quot;.&quot;;[.B328])); &quot;model_&quot;;  SUBSTITUTE([.B32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9];&quot;.&quot;;&quot;_&quot;); &quot;_&quot; ;RIGHT([.D329];LEN([.D329])-FIND(&quot;_&quot;;[.D329]))          )" office:value-type="string" office:string-value="access_kemas_recording_series_kemas_librarian_consultant">
            <text:p>access_kemas_recording_series_kemas_librarian_consultant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329];FIND(&quot;.&quot;;[.B329])); &quot;model_&quot;;  SUBSTITUTE([.B32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librarian_consultant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0];&quot;.&quot;;&quot;_&quot;); &quot;_&quot; ;RIGHT([.D330];LEN([.D330])-FIND(&quot;_&quot;;[.D330]))          )" office:value-type="string" office:string-value="access_kemas_repository_category_kemas_librarian_consultant">
            <text:p>access_kemas_repository_category_kemas_librarian_consultant</text:p>
          </table:table-cell>
          <table:table-cell office:value-type="string">
            <text:p>kemas.repository.category</text:p>
          </table:table-cell>
          <table:table-cell table:style-name="ce1" table:formula="of:=CONCATENATE(LEFT([.B330];FIND(&quot;.&quot;;[.B330])); &quot;model_&quot;;  SUBSTITUTE([.B330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1];&quot;.&quot;;&quot;_&quot;); &quot;_&quot; ;RIGHT([.D331];LEN([.D331])-FIND(&quot;_&quot;;[.D331]))          )" office:value-type="string" office:string-value="access_kemas_repository_kemas_librarian_consultant">
            <text:p>access_kemas_repository_kemas_librarian_consultant</text:p>
          </table:table-cell>
          <table:table-cell office:value-type="string">
            <text:p>kemas.repository</text:p>
          </table:table-cell>
          <table:table-cell table:style-name="ce1" table:formula="of:=CONCATENATE(LEFT([.B331];FIND(&quot;.&quot;;[.B331])); &quot;model_&quot;;  SUBSTITUTE([.B331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2];&quot;.&quot;;&quot;_&quot;); &quot;_&quot; ;RIGHT([.D332];LEN([.D332])-FIND(&quot;_&quot;;[.D332]))          )" office:value-type="string" office:string-value="access_kemas_service_kemas_librarian_consultant">
            <text:p>access_kemas_service_kemas_librarian_consultant</text:p>
          </table:table-cell>
          <table:table-cell office:value-type="string">
            <text:p>kemas.service</text:p>
          </table:table-cell>
          <table:table-cell table:style-name="ce1" table:formula="of:=CONCATENATE(LEFT([.B332];FIND(&quot;.&quot;;[.B332])); &quot;model_&quot;;  SUBSTITUTE([.B332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3];&quot;.&quot;;&quot;_&quot;); &quot;_&quot; ;RIGHT([.D333];LEN([.D333])-FIND(&quot;_&quot;;[.D333]))          )" office:value-type="string" office:string-value="access_kemas_event_replacement_kemas_librarian_consultant">
            <text:p>access_kemas_event_replacement_kemas_librarian_consultant</text:p>
          </table:table-cell>
          <table:table-cell office:value-type="string">
            <text:p>kemas.event.replacement</text:p>
          </table:table-cell>
          <table:table-cell table:style-name="ce1" table:formula="of:=CONCATENATE(LEFT([.B333];FIND(&quot;.&quot;;[.B333])); &quot;model_&quot;;  SUBSTITUTE([.B333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4];&quot;.&quot;;&quot;_&quot;); &quot;_&quot; ;RIGHT([.D334];LEN([.D334])-FIND(&quot;_&quot;;[.D334]))          )" office:value-type="string" office:string-value="access_kemas_event_collaborator_line_kemas_librarian_consultant">
            <text:p>access_kemas_event_collaborator_line_kemas_librarian_consultant</text:p>
          </table:table-cell>
          <table:table-cell office:value-type="string">
            <text:p>kemas.event.collaborator.line</text:p>
          </table:table-cell>
          <table:table-cell table:style-name="ce1" table:formula="of:=CONCATENATE(LEFT([.B334];FIND(&quot;.&quot;;[.B334])); &quot;model_&quot;;  SUBSTITUTE([.B334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5];&quot;.&quot;;&quot;_&quot;); &quot;_&quot; ;RIGHT([.D335];LEN([.D335])-FIND(&quot;_&quot;;[.D335]))          )" office:value-type="string" office:string-value="access_kemas_event_kemas_librarian_consultant">
            <text:p>access_kemas_event_kemas_librarian_consultant</text:p>
          </table:table-cell>
          <table:table-cell office:value-type="string">
            <text:p>kemas.event</text:p>
          </table:table-cell>
          <table:table-cell table:style-name="ce1" table:formula="of:=CONCATENATE(LEFT([.B335];FIND(&quot;.&quot;;[.B335])); &quot;model_&quot;;  SUBSTITUTE([.B335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6];&quot;.&quot;;&quot;_&quot;); &quot;_&quot; ;RIGHT([.D336];LEN([.D336])-FIND(&quot;_&quot;;[.D336]))          )" office:value-type="string" office:string-value="access_kemas_event_stage_kemas_librarian_consultant">
            <text:p>access_kemas_event_stage_kemas_librarian_consultant</text:p>
          </table:table-cell>
          <table:table-cell office:value-type="string">
            <text:p>kemas.event.stage</text:p>
          </table:table-cell>
          <table:table-cell table:style-name="ce1" table:formula="of:=CONCATENATE(LEFT([.B336];FIND(&quot;.&quot;;[.B336])); &quot;model_&quot;;  SUBSTITUTE([.B336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7];&quot;.&quot;;&quot;_&quot;); &quot;_&quot; ;RIGHT([.D337];LEN([.D337])-FIND(&quot;_&quot;;[.D337]))          )" office:value-type="string" office:string-value="access_kemas_massive_email_kemas_librarian_consultant">
            <text:p>access_kemas_massive_email_kemas_librarian_consultant</text:p>
          </table:table-cell>
          <table:table-cell office:value-type="string">
            <text:p>kemas.massive.email</text:p>
          </table:table-cell>
          <table:table-cell table:style-name="ce1" table:formula="of:=CONCATENATE(LEFT([.B337];FIND(&quot;.&quot;;[.B337])); &quot;model_&quot;;  SUBSTITUTE([.B337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8];&quot;.&quot;;&quot;_&quot;); &quot;_&quot; ;RIGHT([.D338];LEN([.D338])-FIND(&quot;_&quot;;[.D338]))          )" office:value-type="string" office:string-value="access_kemas_massive_email_line_kemas_librarian_consultant">
            <text:p>access_kemas_massive_email_line_kemas_librarian_consultant</text:p>
          </table:table-cell>
          <table:table-cell office:value-type="string">
            <text:p>kemas.massive.email.line</text:p>
          </table:table-cell>
          <table:table-cell table:style-name="ce1" table:formula="of:=CONCATENATE(LEFT([.B338];FIND(&quot;.&quot;;[.B338])); &quot;model_&quot;;  SUBSTITUTE([.B338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9];&quot;.&quot;;&quot;_&quot;); &quot;_&quot; ;RIGHT([.D339];LEN([.D339])-FIND(&quot;_&quot;;[.D339]))          )" office:value-type="string" office:string-value="access_kemas_ministry_kemas_librarian_consultant">
            <text:p>access_kemas_ministry_kemas_librarian_consultant</text:p>
          </table:table-cell>
          <table:table-cell office:value-type="string">
            <text:p>kemas.ministry</text:p>
          </table:table-cell>
          <table:table-cell table:style-name="ce1" table:formula="of:=CONCATENATE(LEFT([.B339];FIND(&quot;.&quot;;[.B339])); &quot;model_&quot;;  SUBSTITUTE([.B339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0];&quot;.&quot;;&quot;_&quot;); &quot;_&quot; ;RIGHT([.D340];LEN([.D340])-FIND(&quot;_&quot;;[.D340]))          )" office:value-type="string" office:string-value="access_kemas_collaborator_progress_level_kemas_librarian_consultant">
            <text:p>access_kemas_collaborator_progress_level_kemas_librarian_consultant</text:p>
          </table:table-cell>
          <table:table-cell office:value-type="string">
            <text:p>kemas.collaborator.progress.level</text:p>
          </table:table-cell>
          <table:table-cell table:style-name="ce1" table:formula="of:=CONCATENATE(LEFT([.B340];FIND(&quot;.&quot;;[.B340])); &quot;model_&quot;;  SUBSTITUTE([.B340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1];&quot;.&quot;;&quot;_&quot;); &quot;_&quot; ;RIGHT([.D341];LEN([.D341])-FIND(&quot;_&quot;;[.D341]))          )" office:value-type="string" office:string-value="access_kemas_attendance_kemas_librarian_consultant">
            <text:p>access_kemas_attendance_kemas_librarian_consultant</text:p>
          </table:table-cell>
          <table:table-cell office:value-type="string">
            <text:p>kemas.attendance</text:p>
          </table:table-cell>
          <table:table-cell table:style-name="ce1" table:formula="of:=CONCATENATE(LEFT([.B341];FIND(&quot;.&quot;;[.B341])); &quot;model_&quot;;  SUBSTITUTE([.B341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2];&quot;.&quot;;&quot;_&quot;); &quot;_&quot; ;RIGHT([.D342];LEN([.D342])-FIND(&quot;_&quot;;[.D342]))          )" office:value-type="string" office:string-value="access_kemas_web_site_kemas_librarian_consultant">
            <text:p>access_kemas_web_site_kemas_librarian_consultant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342];FIND(&quot;.&quot;;[.B342])); &quot;model_&quot;;  SUBSTITUTE([.B342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3];&quot;.&quot;;&quot;_&quot;); &quot;_&quot; ;RIGHT([.D343];LEN([.D343])-FIND(&quot;_&quot;;[.D343]))          )" office:value-type="string" office:string-value="access_kemas_collaborator_web_site_kemas_librarian_consultant">
            <text:p>access_kemas_collaborator_web_site_kemas_librarian_consultant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343];FIND(&quot;.&quot;;[.B343])); &quot;model_&quot;;  SUBSTITUTE([.B343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4];&quot;.&quot;;&quot;_&quot;); &quot;_&quot; ;RIGHT([.D344];LEN([.D344])-FIND(&quot;_&quot;;[.D344]))          )" office:value-type="string" office:string-value="access_kemas_collaborator_logbook_kemas_librarian_consultant">
            <text:p>access_kemas_collaborator_logbook_kemas_librarian_consultant</text:p>
          </table:table-cell>
          <table:table-cell office:value-type="string">
            <text:p>kemas.collaborator.logbook</text:p>
          </table:table-cell>
          <table:table-cell table:style-name="ce1" table:formula="of:=CONCATENATE(LEFT([.B344];FIND(&quot;.&quot;;[.B344])); &quot;model_&quot;;  SUBSTITUTE([.B344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5];&quot;.&quot;;&quot;_&quot;); &quot;_&quot; ;RIGHT([.D345];LEN([.D345])-FIND(&quot;_&quot;;[.D345]))          )" office:value-type="string" office:string-value="access_kemas_suspension_kemas_librarian_consultant">
            <text:p>access_kemas_suspension_kemas_librarian_consultant</text:p>
          </table:table-cell>
          <table:table-cell office:value-type="string">
            <text:p>kemas.suspension</text:p>
          </table:table-cell>
          <table:table-cell table:style-name="ce1" table:formula="of:=CONCATENATE(LEFT([.B345];FIND(&quot;.&quot;;[.B345])); &quot;model_&quot;;  SUBSTITUTE([.B345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6];&quot;.&quot;;&quot;_&quot;); &quot;_&quot; ;RIGHT([.D346];LEN([.D346])-FIND(&quot;_&quot;;[.D346]))          )" office:value-type="string" office:string-value="access_kemas_specialization_course_kemas_librarian_consultant">
            <text:p>access_kemas_specialization_course_kemas_librarian_consultant</text:p>
          </table:table-cell>
          <table:table-cell office:value-type="string">
            <text:p>kemas.specialization.course</text:p>
          </table:table-cell>
          <table:table-cell table:style-name="ce1" table:formula="of:=CONCATENATE(LEFT([.B346];FIND(&quot;.&quot;;[.B346])); &quot;model_&quot;;  SUBSTITUTE([.B346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7];&quot;.&quot;;&quot;_&quot;); &quot;_&quot; ;RIGHT([.D347];LEN([.D347])-FIND(&quot;_&quot;;[.D347]))          )" office:value-type="string" office:string-value="access_kemas_specialization_course_level_kemas_librarian_consultant">
            <text:p>access_kemas_specialization_course_level_kemas_librarian_consultant</text:p>
          </table:table-cell>
          <table:table-cell office:value-type="string">
            <text:p>kemas.specialization.course.level</text:p>
          </table:table-cell>
          <table:table-cell table:style-name="ce1" table:formula="of:=CONCATENATE(LEFT([.B347];FIND(&quot;.&quot;;[.B347])); &quot;model_&quot;;  SUBSTITUTE([.B347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9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8];&quot;.&quot;;&quot;_&quot;); &quot;_&quot; ;RIGHT([.D348];LEN([.D348])-FIND(&quot;_&quot;;[.D348]))          )" office:value-type="string" office:string-value="access_kemas_specialization_course_line_kemas_librarian_consultant">
            <text:p>access_kemas_specialization_course_line_kemas_librarian_consultant</text:p>
          </table:table-cell>
          <table:table-cell office:value-type="string">
            <text:p>kemas.specialization.course.line</text:p>
          </table:table-cell>
          <table:table-cell table:style-name="ce1" table:formula="of:=CONCATENATE(LEFT([.B348];FIND(&quot;.&quot;;[.B348])); &quot;model_&quot;;  SUBSTITUTE([.B348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9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9];&quot;.&quot;;&quot;_&quot;); &quot;_&quot; ;RIGHT([.D349];LEN([.D349])-FIND(&quot;_&quot;;[.D349]))          )" office:value-type="string" office:string-value="access_kemas_team_kemas_librarian_consultant">
            <text:p>access_kemas_team_kemas_librarian_consultant</text:p>
          </table:table-cell>
          <table:table-cell table:style-name="ce9" office:value-type="string">
            <text:p>kemas.team</text:p>
          </table:table-cell>
          <table:table-cell table:style-name="ce1" table:formula="of:=CONCATENATE(LEFT([.B349];FIND(&quot;.&quot;;[.B349])); &quot;model_&quot;;  SUBSTITUTE([.B349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librarian_consultant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350];&quot;.&quot;;&quot;_&quot;); &quot;_&quot; ;RIGHT([.D350];LEN([.D350])-FIND(&quot;_&quot;;[.D350]))          )" office:value-type="string" office:string-value="access_kemas_collaborator_logbook_login_kemas_librarian_consultant">
            <text:p>access_kemas_collaborator_logbook_login_kemas_librarian_consultant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350];FIND(&quot;.&quot;;[.B350])); &quot;model_&quot;;  SUBSTITUTE([.B350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1" office:value-type="string">
            <text:p>group_kemas_librarian_consultant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9:Hoja2.H49 Hoja2.E99:Hoja2.H99 Hoja2.E149:Hoja2.H149 Hoja2.E199:Hoja2.H199 Hoja2.E249:Hoja2.H249 Hoja2.E299:Hoja2.H299 Hoja2.K19:Hoja2.K19 Hoja2.K21:Hoja2.K22 Hoja2.K71:Hoja2.K72 Hoja2.K121:Hoja2.K122 Hoja2.K171:Hoja2.K172 Hoja2.K221:Hoja2.K222 Hoja2.K271:Hoja2.K272 Hoja2.E6:Hoja2.H16 Hoja2.E56:Hoja2.H66 Hoja2.E106:Hoja2.H116 Hoja2.E156:Hoja2.H166 Hoja2.E206:Hoja2.H216 Hoja2.E256:Hoja2.H266 Hoja2.E90:Hoja2.H93 Hoja2.E40:Hoja2.H43 Hoja2.E140:Hoja2.H143 Hoja2.E190:Hoja2.H193 Hoja2.E240:Hoja2.H243 Hoja2.E290:Hoja2.H293 Hoja2.E2:Hoja2.H4 Hoja2.E52:Hoja2.H54 Hoja2.E102:Hoja2.H104 Hoja2.E152:Hoja2.H154 Hoja2.E202:Hoja2.H204 Hoja2.E252:Hoja2.H254 Hoja2.E30:Hoja2.H38 Hoja2.E78:Hoja2.H88 Hoja2.E128:Hoja2.H138 Hoja2.E178:Hoja2.H188 Hoja2.E228:Hoja2.H238 Hoja2.E278:Hoja2.H288 Hoja2.E45:Hoja2.H45 Hoja2.E95:Hoja2.H95 Hoja2.E145:Hoja2.H145 Hoja2.E195:Hoja2.H195 Hoja2.E245:Hoja2.H245 Hoja2.E295:Hoja2.H295 Hoja2.E29:Hoja2.H29 Hoja2.E19:Hoja2.H24 Hoja2.E28:Hoja2.H28 Hoja2.F25:Hoja2.H25 Hoja2.E69:Hoja2.H75 Hoja2.E119:Hoja2.H125 Hoja2.E169:Hoja2.H175 Hoja2.E219:Hoja2.H225 Hoja2.E269:Hoja2.H27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7:Hoja2.H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8:Hoja2.H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7:Hoja2.H1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8:Hoja2.H1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7:Hoja2.H1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8:Hoja2.H1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7:Hoja2.H2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8:Hoja2.H2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7:Hoja2.H2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8:Hoja2.H2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4:Hoja2.H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4:Hoja2.H1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4:Hoja2.H2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4:Hoja2.H2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5:Hoja2.H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5:Hoja2.H1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5:Hoja2.H1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5:Hoja2.H2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5:Hoja2.H2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9:Hoja2.H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9:Hoja2.H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9:Hoja2.H1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9:Hoja2.H1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9:Hoja2.H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9:Hoja2.H2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6:Hoja2.H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6:Hoja2.H1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6:Hoja2.H1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6:Hoja2.H246 Hoja2.E246:Hoja2.E2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6:Hoja2.H2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8:Hoja2.H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7:Hoja2.H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7:Hoja2.H1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8:Hoja2.H1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7:Hoja2.H1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8:Hoja2.H1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7:Hoja2.H247 Hoja2.E247:Hoja2.E2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8:Hoja2.H248 Hoja2.E248:Hoja2.E2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7:Hoja2.H2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8:Hoja2.H2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0:Hoja2.H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0:Hoja2.H1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0:Hoja2.H1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0:Hoja2.H2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0:Hoja2.H2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00:Hoja2.H3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F26:Hoja2.H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:Hoja2.E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:Hoja2.H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7:Hoja2.H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6:Hoja2.H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7:Hoja2.H1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7:Hoja2.H1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7:Hoja2.H2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7:Hoja2.H2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6:Hoja2.H2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6:Hoja2.H2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6:Hoja2.H1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6:Hoja2.H1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9:Hoja2.H349 Hoja2.K321:Hoja2.K322 Hoja2.E306:Hoja2.H316 Hoja2.E340:Hoja2.H343 Hoja2.E302:Hoja2.H304 Hoja2.E328:Hoja2.H338 Hoja2.E345:Hoja2.H345 Hoja2.E319:Hoja2.H32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17:Hoja2.H3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18:Hoja2.H3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4:Hoja2.H3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05:Hoja2.H3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39:Hoja2.H3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6:Hoja2.H3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7:Hoja2.H3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8:Hoja2.H3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50:Hoja2.H3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27:Hoja2.H3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26:Hoja2.H3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22:23: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1-21T22:34:03</dc:date>
    <dc:creator>Edgar </dc:creator>
    <meta:editing-duration>PT18H35M</meta:editing-duration>
    <meta:editing-cycles>202</meta:editing-cycles>
    <meta:document-statistic meta:table-count="2" meta:cell-count="5584" meta:object-count="0"/>
  </office:meta>
</office:document-meta>
</file>